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74pt"/>
    </style:style>
    <style:style style:name="co2" style:family="table-column">
      <style:table-column-properties fo:break-before="auto" style:column-width="32.54pt"/>
    </style:style>
    <style:style style:name="co3" style:family="table-column">
      <style:table-column-properties fo:break-before="auto" style:column-width="626.09pt"/>
    </style:style>
    <style:style style:name="co4" style:family="table-column">
      <style:table-column-properties fo:break-before="auto" style:column-width="460.54pt"/>
    </style:style>
    <style:style style:name="co5" style:family="table-column">
      <style:table-column-properties fo:break-before="auto" style:column-width="211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mon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What I love most about @Theresacaputo is that she is such a bright spirit who radiates positivity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float" office:value="0.708" calcext:value-type="float">
            <text:p>0.708</text:p>
          </table:table-cell>
          <table:table-cell office:value-type="float" office:value="0.292" calcext:value-type="float">
            <text:p>0.292</text:p>
          </table:table-cell>
          <table:table-cell office:value-type="string" calcext:value-type="string">
            <text:p>"loving the songs iv heard so far cant wait tll next week for album.. ye were fab on childline</text:p>
          </table:table-cell>
          <table:table-cell office:value-type="string" calcext:value-type="string">
            <text:p><text:s/>children in need n the lotto welcome back xx"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I <text:s/>know you guys love Lechong Kawali :) http://t.co/2B1aXalmG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91" calcext:value-type="float">
            <text:p>0.7891</text:p>
          </table:table-cell>
          <table:table-cell office:value-type="float" office:value="0.099" calcext:value-type="float">
            <text:p>0.099</text:p>
          </table:table-cell>
          <table:table-cell office:value-type="float" office:value="0.548" calcext:value-type="float">
            <text:p>0.548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"@KStater91 I'm confident I might still grab the last playoff spot even if I lose to you</text:p>
          </table:table-cell>
          <table:table-cell office:value-type="string" calcext:value-type="string">
            <text:p><text:s/>so it's OK. :)"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83" calcext:value-type="float">
            <text:p>0.7783</text:p>
          </table:table-cell>
          <table:table-cell office:value-type="float" office:value="0" calcext:value-type="float">
            <text:p>0</text:p>
          </table:table-cell>
          <table:table-cell office:value-type="float" office:value="0.595" calcext:value-type="float">
            <text:p>0.595</text:p>
          </table:table-cell>
          <table:table-cell office:value-type="float" office:value="0.405" calcext:value-type="float">
            <text:p>0.405</text:p>
          </table:table-cell>
          <table:table-cell office:value-type="string" calcext:value-type="string">
            <text:p>Are you going to celebrate your birthday with your family and friends?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43" calcext:value-type="float">
            <text:p>0.7243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office:value-type="float" office:value="0.628" calcext:value-type="float">
            <text:p>0.628</text:p>
          </table:table-cell>
          <table:table-cell office:value-type="string" calcext:value-type="string">
            <text:p>Congratulations to the newlyweds!!!!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67" calcext:value-type="float">
            <text:p>0.7067</text:p>
          </table:table-cell>
          <table:table-cell office:value-type="float" office:value="0" calcext:value-type="float">
            <text:p>0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string" calcext:value-type="string">
            <text:p>@__debo Happy birthday!!!!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05" calcext:value-type="float">
            <text:p>0.6705</text:p>
          </table:table-cell>
          <table:table-cell office:value-type="float" office:value="0" calcext:value-type="float">
            <text:p>0</text:p>
          </table:table-cell>
          <table:table-cell office:value-type="float" office:value="0.593" calcext:value-type="float">
            <text:p>0.593</text:p>
          </table:table-cell>
          <table:table-cell office:value-type="float" office:value="0.407" calcext:value-type="float">
            <text:p>0.407</text:p>
          </table:table-cell>
          <table:table-cell office:value-type="string" calcext:value-type="string">
            <text:p>Sometimes we smile in our sleep :) #babygram #babygarcia https://t.co/3hFKCD8vN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161" calcext:value-type="float">
            <text:p>0.161</text:p>
          </table:table-cell>
          <table:table-cell office:value-type="float" office:value="0.839" calcext:value-type="float">
            <text:p>0.839</text:p>
          </table:table-cell>
          <table:table-cell office:value-type="string" calcext:value-type="string">
            <text:p>"alive</text:p>
          </table:table-cell>
          <table:table-cell office:value-type="string" calcext:value-type="string">
            <text:p><text:s/>alive ho"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@RattKilla lmao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249" calcext:value-type="float">
            <text:p>0.6249</text:p>
          </table:table-cell>
          <table:table-cell office:value-type="float" office:value="0" calcext:value-type="float">
            <text:p>0</text:p>
          </table:table-cell>
          <table:table-cell office:value-type="float" office:value="0.814" calcext:value-type="float">
            <text:p>0.81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@nickybyrneoffic great show with the lads 2day on 2fm... was tuned in for whole show... made my day xx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166" calcext:value-type="float">
            <text:p>0.6166</text:p>
          </table:table-cell>
          <table:table-cell office:value-type="float" office:value="0" calcext:value-type="float">
            <text:p>0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2" calcext:value-type="float">
            <text:p>0.502</text:p>
          </table:table-cell>
          <table:table-cell office:value-type="string" calcext:value-type="string">
            <text:p>OMG AREN'T YOU FUN https://t.co/U757vmPhAq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24" calcext:value-type="float">
            <text:p>0.6124</text:p>
          </table:table-cell>
          <table:table-cell office:value-type="float" office:value="0" calcext:value-type="float">
            <text:p>0</text:p>
          </table:table-cell>
          <table:table-cell office:value-type="float" office:value="0.583" calcext:value-type="float">
            <text:p>0.583</text:p>
          </table:table-cell>
          <table:table-cell office:value-type="float" office:value="0.417" calcext:value-type="float">
            <text:p>0.417</text:p>
          </table:table-cell>
          <table:table-cell office:value-type="string" calcext:value-type="string">
            <text:p>New Today - Rich Cards expands to more verticals https://t.co/K0WMAfOJz5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725" calcext:value-type="float">
            <text:p>0.725</text:p>
          </table:table-cell>
          <table:table-cell office:value-type="float" office:value="0.275" calcext:value-type="float">
            <text:p>0.275</text:p>
          </table:table-cell>
          <table:table-cell office:value-type="string" calcext:value-type="string">
            <text:p>"I'm at Miracle Mile Food Trucks in Los Angeles</text:p>
          </table:table-cell>
          <table:table-cell office:value-type="string" calcext:value-type="string">
            <text:p><text:s/>CA https://t.co/pwyMDnEVVK"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678" calcext:value-type="float">
            <text:p>0.678</text:p>
          </table:table-cell>
          <table:table-cell office:value-type="float" office:value="0.322" calcext:value-type="float">
            <text:p>0.322</text:p>
          </table:table-cell>
          <table:table-cell office:value-type="string" calcext:value-type="string">
            <text:p>I just entered to win a 9-month supply of prenatal vitamins.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"Wow ""...$4.325 billion in cash..."" how do you carry that?"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654" calcext:value-type="float">
            <text:p>0.654</text:p>
          </table:table-cell>
          <table:table-cell office:value-type="float" office:value="0.346" calcext:value-type="float">
            <text:p>0.346</text:p>
          </table:table-cell>
          <table:table-cell office:value-type="string" calcext:value-type="string">
            <text:p>Excellent insight via @Blavity https://t.co/OKIMdFuQ0m #relocation #employment #worklifebalance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709" calcext:value-type="float">
            <text:p>0.709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Mochi is a delicious Japanese delicacy usually eaten during New Year.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13" calcext:value-type="float">
            <text:p>0.5413</text:p>
          </table:table-cell>
          <table:table-cell office:value-type="float" office:value="0" calcext:value-type="float">
            <text:p>0</text:p>
          </table:table-cell>
          <table:table-cell office:value-type="float" office:value="0.851" calcext:value-type="float">
            <text:p>0.851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"The stone face Clinton-Trump fama</text:p>
          </table:table-cell>
          <table:table-cell office:value-type="string" calcext:value-type="string">
            <text:p><text:s/>the ""pit"" reminds me of American Gladiator....which would be more dignified than what I expect to see"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@blondielalonde I kinda figured everyone was a fun tie to the whole night.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095" calcext:value-type="float">
            <text:p>0.5095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is so glad the a/c is done.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Raider Red's favorite tailgate dish is BEVO!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814" calcext:value-type="float">
            <text:p>0.814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*Blocks @Amazon on every device for the rest of the day to save bank account*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Sleep would be a blessing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842" calcext:value-type="float">
            <text:p>0.842</text:p>
          </table:table-cell>
          <table:table-cell office:value-type="float" office:value="0.158" calcext:value-type="float">
            <text:p>0.158</text:p>
          </table:table-cell>
          <table:table-cell office:value-type="string" calcext:value-type="string">
            <text:p>Drive safely out there and watch your speed limits through school zones now that school is back… https://t.co/ssjbXbIBRc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Video: My new favorite commercial.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Hey @ArizonaDOT - help!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"I'm at Hollywood Walk of Fame in Hollywood</text:p>
          </table:table-cell>
          <table:table-cell office:value-type="string" calcext:value-type="string">
            <text:p><text:s/>CA https://t.co/1IFemmDfGU"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presale tickets for westlife 2morrow... whooo hope i get them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811" calcext:value-type="float">
            <text:p>0.811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I liked a @YouTube video from @littlecarlyyt https://t.co/2g7aGkV6ID Minecraft-Little Carly Adventures-DRESS SHOPPING FOR THE NEXT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517" calcext:value-type="float">
            <text:p>0.517</text:p>
          </table:table-cell>
          <table:table-cell office:value-type="float" office:value="0.483" calcext:value-type="float">
            <text:p>0.483</text:p>
          </table:table-cell>
          <table:table-cell office:value-type="string" calcext:value-type="string">
            <text:p>Hotline Bling groove progress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"@atavistian lol</text:p>
          </table:table-cell>
          <table:table-cell office:value-type="string" calcext:value-type="string">
            <text:p><text:s/>sounds real familiar on staying awake"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199" calcext:value-type="float">
            <text:p>0.4199</text:p>
          </table:table-cell>
          <table:table-cell office:value-type="float" office:value="0" calcext:value-type="float">
            <text:p>0</text:p>
          </table:table-cell>
          <table:table-cell office:value-type="float" office:value="0.589" calcext:value-type="float">
            <text:p>0.589</text:p>
          </table:table-cell>
          <table:table-cell office:value-type="float" office:value="0.411" calcext:value-type="float">
            <text:p>0.411</text:p>
          </table:table-cell>
          <table:table-cell office:value-type="string" calcext:value-type="string">
            <text:p>@ArizonaDOT thank you so much!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Made my holiday baking grocery list.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658" calcext:value-type="float">
            <text:p>0.658</text:p>
          </table:table-cell>
          <table:table-cell office:value-type="float" office:value="0.342" calcext:value-type="float">
            <text:p>0.342</text:p>
          </table:table-cell>
          <table:table-cell office:value-type="string" calcext:value-type="string">
            <text:p>Health Benefits of Raspberry Ketone http://t.co/JqhRix6L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839" calcext:value-type="float">
            <text:p>0.839</text:p>
          </table:table-cell>
          <table:table-cell office:value-type="float" office:value="0.161" calcext:value-type="float">
            <text:p>0.161</text:p>
          </table:table-cell>
          <table:table-cell office:value-type="string" calcext:value-type="string">
            <text:p>"@lovethewayUNLAY he was like ""you're right nga</text:p>
          </table:table-cell>
          <table:table-cell office:value-type="string" calcext:value-type="string">
            <text:p><text:s/>people will retweet/like if it's relatable"" ☹️😅"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Finally some cricket being played after rain delays all morning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093" calcext:value-type="float">
            <text:p>0.093</text:p>
          </table:table-cell>
          <table:table-cell office:value-type="float" office:value="0.772" calcext:value-type="float">
            <text:p>0.772</text:p>
          </table:table-cell>
          <table:table-cell office:value-type="float" office:value="0.135" calcext:value-type="float">
            <text:p>0.135</text:p>
          </table:table-cell>
          <table:table-cell office:value-type="string" calcext:value-type="string">
            <text:p>"After day 2 of the Sydney test was rained out</text:p>
          </table:table-cell>
          <table:table-cell office:value-type="string" calcext:value-type="string">
            <text:p><text:s/>Cricket Australia have issued a Gayle warning</text:p>
          </table:table-cell>
          <table:table-cell office:value-type="string" calcext:value-type="string">
            <text:p><text:s/>while the Hurricanes were not so threatening."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735" calcext:value-type="float">
            <text:p>0.735</text:p>
          </table:table-cell>
          <table:table-cell office:value-type="float" office:value="0.265" calcext:value-type="float">
            <text:p>0.265</text:p>
          </table:table-cell>
          <table:table-cell office:value-type="string" calcext:value-type="string">
            <text:p>Are H1 Tags Important For SEO?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nt been on here for 2 months!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.577" calcext:value-type="float">
            <text:p>0.577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I liked a @YouTube video https://t.co/rb9pulGMbM Miss Mulatto - No More Talking 'The Rap Game'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Denver International Airport - @denairport in Denver</text:p>
          </table:table-cell>
          <table:table-cell office:value-type="string" calcext:value-type="string">
            <text:p><text:s/>CO https://t.co/p7DOU508sX"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Petersen Automotive Museum - @petersen_museum in Los Angeles</text:p>
          </table:table-cell>
          <table:table-cell office:value-type="string" calcext:value-type="string">
            <text:p><text:s/>CA https://t.co/x8d2000lfe"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Pancho's Restaurant - @panchos_mb in Manhattan Beach</text:p>
          </table:table-cell>
          <table:table-cell office:value-type="string" calcext:value-type="string">
            <text:p><text:s/>CA https://t.co/hZceu0Hutj"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it again - @nymgamer cranking out quality food for thought!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nesota's race gap in voter participation echos some key health gaps.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cket to DC Margarita March https://t.co/j6smMCtD1A via @LivingSocial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glamlife is over...back to my #reallife.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r @kanyewest for president #2020 🇺🇸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p.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uble overtime.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vegan journey begins tomorrow #nervous ❌🚫🐔🐓🐮🐷🐣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Carson Palmer just threw his third TD pass.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 definately #TeamCap #ScarletWitch <text:s/>😍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ally makes it to Las Vegas... @britneyspears <text:s/>isnt performing 😭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ity Select 2014 Giveaway http://t.co/qoAXF5MLKB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 my name is Regina &amp;amp</text:p>
          </table:table-cell>
          <table:table-cell office:value-type="string" calcext:value-type="string">
            <text:p><text:s/>I'm a creep 🙃 https://t.co/uGd0GbO9U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arn about SEO in 2016 https://t.co/z600NDAaN4 #hoboseo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meal on the new stove!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@DF_4_RCM Tattoo talk?!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emstwin @His_Dreamgirl @wzDMBfan Hi Amber!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@wzDMBfan the Gorge?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nnooooooo Riiiiccckkkkkkk #TheWalkingDead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disrespectful #TheWalkingDead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 at her #TheWalkingDead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the cricket with dad #sydneytest #zincup @commbank @ Sydney Cricket Ground (SCG) https://t.co/PHY7urbUub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first GIF.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Ricas Tapas!'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 you signed jordin sparks' bday card yet?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ve you signed jordin's bday card yet?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re are only 2 days before the year 2015 starts</text:p>
          </table:table-cell>
          <table:table-cell office:value-type="string" calcext:value-type="string">
            <text:p><text:s/>how's your preparation for the upcoming Media Noche going?"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gg Muffins for breakfast</text:p>
          </table:table-cell>
          <table:table-cell office:value-type="string" calcext:value-type="string">
            <text:p><text:s/>anyone?"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luntarily drinking water.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 to homelessness again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re is this thing called sleep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tempting to stat awak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h oh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arahsams93 @MattBellassai I've never seen a more accurate tweet in my lif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ngryBlackLady the Bernie jacket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's with white guys getting older and dyeing their hair orange?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0.267" calcext:value-type="float">
            <text:p>0.267</text:p>
          </table:table-cell>
          <table:table-cell office:value-type="float" office:value="0.517" calcext:value-type="float">
            <text:p>0.517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I wonder if @ArizonaDOT feels like a broken record yet?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2924" calcext:value-type="float">
            <text:p>-0.2924</text:p>
          </table:table-cell>
          <table:table-cell office:value-type="float" office:value="0.267" calcext:value-type="float">
            <text:p>0.267</text:p>
          </table:table-cell>
          <table:table-cell office:value-type="float" office:value="0.7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Ketone is all the new craze!!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34" calcext:value-type="float">
            <text:p>-0.34</text:p>
          </table:table-cell>
          <table:table-cell office:value-type="float" office:value="0.201" calcext:value-type="float">
            <text:p>0.201</text:p>
          </table:table-cell>
          <table:table-cell office:value-type="float" office:value="0.67" calcext:value-type="float">
            <text:p>0.67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RT @Brook_star: I'd just like to say that @sbarksdale2 is such a ride or die joint.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238" calcext:value-type="float">
            <text:p>0.238</text:p>
          </table:table-cell>
          <table:table-cell office:value-type="float" office:value="0.762" calcext:value-type="float">
            <text:p>0.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dded @sanebox to my inbox to beat email overload.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4767" calcext:value-type="float">
            <text:p>-0.4767</text:p>
          </table:table-cell>
          <table:table-cell office:value-type="float" office:value="0.256" calcext:value-type="float">
            <text:p>0.256</text:p>
          </table:table-cell>
          <table:table-cell office:value-type="float" office:value="0.744" calcext:value-type="float">
            <text:p>0.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WyzeChef we can only hope... who's worse Tara or Carl?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5255" calcext:value-type="float">
            <text:p>-0.5255</text:p>
          </table:table-cell>
          <table:table-cell office:value-type="float" office:value="0.195" calcext:value-type="float">
            <text:p>0.195</text:p>
          </table:table-cell>
          <table:table-cell office:value-type="float" office:value="0.805" calcext:value-type="float">
            <text:p>0.8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hrisRGMcPhail I remember you doing this too ❤️ thought of you when I learned the sad news!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6418" calcext:value-type="float">
            <text:p>-0.64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oolestKidOut I am so sick right now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6486" calcext:value-type="float">
            <text:p>-0.6486</text:p>
          </table:table-cell>
          <table:table-cell office:value-type="float" office:value="0.235" calcext:value-type="float">
            <text:p>0.235</text:p>
          </table:table-cell>
          <table:table-cell office:value-type="float" office:value="0.765" calcext:value-type="float">
            <text:p>0.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ps on how to listen to the (thousands and thousands and thousands) of dead ones?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7283" calcext:value-type="float">
            <text:p>-0.7283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r felt so betrayed in my life</text:p>
          </table:table-cell>
          <table:table-cell table:number-columns-repeated="4"/>
        </table:table-row>
        <table:table-row table:style-name="ro1">
          <table:table-cell/>
          <table:table-cell table:formula="of:=SUM([.B3:.B91])" office:value-type="float" office:value="17.1037" calcext:value-type="float">
            <text:p>17.1037</text:p>
          </table:table-cell>
          <table:table-cell table:formula="of:=SUM([.C3:.C91])" office:value-type="float" office:value="3.014" calcext:value-type="float">
            <text:p>3.014</text:p>
          </table:table-cell>
          <table:table-cell table:formula="of:=SUM([.D3:.D91])" office:value-type="float" office:value="70.974" calcext:value-type="float">
            <text:p>70.974</text:p>
          </table:table-cell>
          <table:table-cell table:formula="of:=SUM([.E3:.E91])" office:value-type="float" office:value="15.012" calcext:value-type="float">
            <text:p>15.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92176404" calcext:value-type="float">
            <text:p>0.19217640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ues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87" calcext:value-type="float">
            <text:p>0.928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"Some inspiration - It are ads like these that make you smile</text:p>
          </table:table-cell>
          <table:table-cell office:value-type="string" calcext:value-type="string">
            <text:p><text:s/>laugh and wish that you did it."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@nickybyrneoffic best of luck with the new album... cant wait xx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17" calcext:value-type="float">
            <text:p>0.7717</text:p>
          </table:table-cell>
          <table:table-cell office:value-type="float" office:value="0" calcext:value-type="float">
            <text:p>0</text:p>
          </table:table-cell>
          <table:table-cell office:value-type="float" office:value="0.309" calcext:value-type="float">
            <text:p>0.309</text:p>
          </table:table-cell>
          <table:table-cell office:value-type="float" office:value="0.691" calcext:value-type="float">
            <text:p>0.691</text:p>
          </table:table-cell>
          <table:table-cell office:value-type="string" calcext:value-type="string">
            <text:p>happy xmas all :) x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06" calcext:value-type="float">
            <text:p>0.7506</text:p>
          </table:table-cell>
          <table:table-cell office:value-type="float" office:value="0" calcext:value-type="float">
            <text:p>0</text:p>
          </table:table-cell>
          <table:table-cell office:value-type="float" office:value="0.522" calcext:value-type="float">
            <text:p>0.522</text:p>
          </table:table-cell>
          <table:table-cell office:value-type="float" office:value="0.478" calcext:value-type="float">
            <text:p>0.478</text:p>
          </table:table-cell>
          <table:table-cell office:value-type="string" calcext:value-type="string">
            <text:p>@joeymcintyre Robin Williams was an amazing actor and comedian.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.745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613" calcext:value-type="float">
            <text:p>0.613</text:p>
          </table:table-cell>
          <table:table-cell office:value-type="string" calcext:value-type="string">
            <text:p>wishes beanie weenie a HAPPY BIRTHDAY today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17" calcext:value-type="float">
            <text:p>0.717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I liked a @YouTube video https://t.co/Fqrijo9RTD If Dolls Were Alive!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527" calcext:value-type="float">
            <text:p>0.527</text:p>
          </table:table-cell>
          <table:table-cell office:value-type="float" office:value="0.473" calcext:value-type="float">
            <text:p>0.473</text:p>
          </table:table-cell>
          <table:table-cell office:value-type="string" calcext:value-type="string">
            <text:p>"Man</text:p>
          </table:table-cell>
          <table:table-cell office:value-type="string" calcext:value-type="string">
            <text:p><text:s/>I love me some Mother Nature!"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88" calcext:value-type="float">
            <text:p>0.6588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Raider Red would be the QB because he is a great leader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@His_Dreamgirl @adamsmasher69 @fkalinrose @Ocalawriter Finally beautiful weather in Tampa today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33" calcext:value-type="float">
            <text:p>0.6333</text:p>
          </table:table-cell>
          <table:table-cell office:value-type="float" office:value="0" calcext:value-type="float">
            <text:p>0</text:p>
          </table:table-cell>
          <table:table-cell office:value-type="float" office:value="0.657" calcext:value-type="float">
            <text:p>0.657</text:p>
          </table:table-cell>
          <table:table-cell office:value-type="float" office:value="0.343" calcext:value-type="float">
            <text:p>0.343</text:p>
          </table:table-cell>
          <table:table-cell office:value-type="string" calcext:value-type="string">
            <text:p>is so glad that it's tuesday and not monday!!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972" calcext:value-type="float">
            <text:p>0.5972</text:p>
          </table:table-cell>
          <table:table-cell office:value-type="float" office:value="0" calcext:value-type="float">
            <text:p>0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@MagieMooMoo have fun moo moo!!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63" calcext:value-type="float">
            <text:p>0.55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A bit of recording with the uber talented @craiggower tonight.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562" calcext:value-type="float">
            <text:p>0.5562</text:p>
          </table:table-cell>
          <table:table-cell office:value-type="float" office:value="0" calcext:value-type="float">
            <text:p>0</text:p>
          </table:table-cell>
          <table:table-cell office:value-type="float" office:value="0.455" calcext:value-type="float">
            <text:p>0.455</text:p>
          </table:table-cell>
          <table:table-cell office:value-type="float" office:value="0.545" calcext:value-type="float">
            <text:p>0.545</text:p>
          </table:table-cell>
          <table:table-cell office:value-type="string" calcext:value-type="string">
            <text:p>@thegreatbobbu i had fun 2!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I liked a @YouTube video https://t.co/REMurKi3Nd Jazzy's ALS Ice Bucket Water Challenge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42" calcext:value-type="float">
            <text:p>0.5242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I liked a @YouTube video https://t.co/WbDcUCpmUj The Day Rachael Became A Butterfly!!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242" calcext:value-type="float">
            <text:p>0.5242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I liked a @YouTube video https://t.co/2fzS90XYtr The Legend Of The Boogie Woman!!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784" calcext:value-type="float">
            <text:p>0.784</text:p>
          </table:table-cell>
          <table:table-cell office:value-type="float" office:value="0.216" calcext:value-type="float">
            <text:p>0.216</text:p>
          </table:table-cell>
          <table:table-cell office:value-type="string" calcext:value-type="string">
            <text:p>Those mornings when your bed is just too comfortable to get out of.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89" calcext:value-type="float">
            <text:p>0.4989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"I have lived in this great country since 1980</text:p>
          </table:table-cell>
          <table:table-cell office:value-type="string" calcext:value-type="string">
            <text:p><text:s/>but today I officially became an Aussie!"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@His_Dreamgirl @adamsmasher69 @fkalinrose @Ocalawriter ... out of the sunshine state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39" calcext:value-type="float">
            <text:p>0.4939</text:p>
          </table:table-cell>
          <table:table-cell office:value-type="float" office:value="0.061" calcext:value-type="float">
            <text:p>0.061</text:p>
          </table:table-cell>
          <table:table-cell office:value-type="float" office:value="0.696" calcext:value-type="float">
            <text:p>0.696</text:p>
          </table:table-cell>
          <table:table-cell office:value-type="float" office:value="0.243" calcext:value-type="float">
            <text:p>0.243</text:p>
          </table:table-cell>
          <table:table-cell office:value-type="string" calcext:value-type="string">
            <text:p>"If you are like me</text:p>
          </table:table-cell>
          <table:table-cell office:value-type="string" calcext:value-type="string">
            <text:p><text:s/>sometimes it is hard to decide what you want to order at a fine dining restaurant."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385" calcext:value-type="float">
            <text:p>0.385</text:p>
          </table:table-cell>
          <table:table-cell office:value-type="float" office:value="0.615" calcext:value-type="float">
            <text:p>0.615</text:p>
          </table:table-cell>
          <table:table-cell office:value-type="string" calcext:value-type="string">
            <text:p>@daffis05 sooooooooo funny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744" calcext:value-type="float">
            <text:p>0.744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I liked a @YouTube video https://t.co/I4wq0SBg1E MattyB's LIE Detector Test With Liv!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808" calcext:value-type="float">
            <text:p>0.808</text:p>
          </table:table-cell>
          <table:table-cell office:value-type="float" office:value="0.192" calcext:value-type="float">
            <text:p>0.192</text:p>
          </table:table-cell>
          <table:table-cell office:value-type="string" calcext:value-type="string">
            <text:p>I liked a @YouTube video from @little_kel https://t.co/aU0pZ3L7Dj Little Kelly Vlogs : MEET MY NEW PUPPY BUTTONS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I liked a @YouTube video from @littlecarlyyt https://t.co/zAoXUqQtWD Minecraft-Little Carly Adventures-TRIP TO THE ANIMAL SHELTER!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I liked a @YouTube video https://t.co/arm7SQ7XDJ Sisterly Love... NOT!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yeah... got my westlife croke park tickets :)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juss trim'd my bangs :) http://t.co/tL6f9DPK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9" calcext:value-type="float">
            <text:p>0.499</text:p>
          </table:table-cell>
          <table:table-cell office:value-type="string" calcext:value-type="string">
            <text:p>We need your support!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449" calcext:value-type="float">
            <text:p>0.4449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"@RMdeVienne Reddit doesn't ban a lot of pedo discussion</text:p>
          </table:table-cell>
          <table:table-cell office:value-type="string" calcext:value-type="string">
            <text:p><text:s/>including advocacy."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775" calcext:value-type="float">
            <text:p>0.775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guess i better get off here &amp; make dinner (4 myself ne way)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@gemstwin @His_Dreamgirl @wzDMBfan I'm good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"I liked a @YouTube video https://t.co/4isykrSYe0 Silento ""Watch Me"" (Whip/ Nae Nae)"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I liked a @YouTube video https://t.co/sUd50viapo Anaheim Highlight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I liked a @YouTube video https://t.co/fVPWqcFtlb 3 Million Subscribers | Behind the Scenes &amp;amp</text:p>
          </table:table-cell>
          <table:table-cell office:value-type="string" calcext:value-type="string">
            <text:p><text:s/>Outtake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641" calcext:value-type="float">
            <text:p>0.641</text:p>
          </table:table-cell>
          <table:table-cell office:value-type="float" office:value="0.359" calcext:value-type="float">
            <text:p>0.359</text:p>
          </table:table-cell>
          <table:table-cell office:value-type="string" calcext:value-type="string">
            <text:p>I liked a @YouTube video https://t.co/SfKBI33S7e The Proposal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I liked a @YouTube video from @littlecarlyyt https://t.co/Vr6aVgwnzT Minecraft Date Night-Little Carly-LITTLE CARLY'S FIRST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882" calcext:value-type="float">
            <text:p>0.882</text:p>
          </table:table-cell>
          <table:table-cell office:value-type="float" office:value="0.118" calcext:value-type="float">
            <text:p>0.118</text:p>
          </table:table-cell>
          <table:table-cell office:value-type="string" calcext:value-type="string">
            <text:p>@nickybyrneoffic... whooo got my ticket for croke park... cant wait to c u guys on stage again... n its my 3 year olds 1st concert lol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816" calcext:value-type="float">
            <text:p>0.816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@dinosaurrparty I'm a game writer who's interested in exhibitions (I briefly worked for Babycastles).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@Farmville Debbie because she is a big help to me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003" calcext:value-type="float">
            <text:p>0.4003</text:p>
          </table:table-cell>
          <table:table-cell office:value-type="float" office:value="0" calcext:value-type="float">
            <text:p>0</text:p>
          </table:table-cell>
          <table:table-cell office:value-type="float" office:value="0.848" calcext:value-type="float">
            <text:p>0.848</text:p>
          </table:table-cell>
          <table:table-cell office:value-type="float" office:value="0.152" calcext:value-type="float">
            <text:p>0.152</text:p>
          </table:table-cell>
          <table:table-cell office:value-type="string" calcext:value-type="string">
            <text:p>Saffron Restaurant hosting with Diamond Occassion Mid Season Designer Sale on Wednesday 27th April at 5:30pm!...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@Farmville Katrina because she always helps other neighbors.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Another adventure!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732" calcext:value-type="float">
            <text:p>0.2732</text:p>
          </table:table-cell>
          <table:table-cell office:value-type="float" office:value="0" calcext:value-type="float">
            <text:p>0</text:p>
          </table:table-cell>
          <table:table-cell office:value-type="float" office:value="0.826" calcext:value-type="float">
            <text:p>0.826</text:p>
          </table:table-cell>
          <table:table-cell office:value-type="float" office:value="0.174" calcext:value-type="float">
            <text:p>0.174</text:p>
          </table:table-cell>
          <table:table-cell office:value-type="string" calcext:value-type="string">
            <text:p>A TV Evangelist has just released a pancake cookbook entitled 'Turn Or Burn'.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35" calcext:value-type="float">
            <text:p>0.1335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Buzzy little bee playing with new toy.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843" calcext:value-type="float">
            <text:p>0.843</text:p>
          </table:table-cell>
          <table:table-cell office:value-type="float" office:value="0.157" calcext:value-type="float">
            <text:p>0.157</text:p>
          </table:table-cell>
          <table:table-cell office:value-type="string" calcext:value-type="string">
            <text:p>@pixel2600 I want to find the troof at GDC.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ck on Twitter!!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yea!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snt been on in 4ev!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i luv u 2!!!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dn't wake up for some reason and made geoff tardy for school this morning.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ng!!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QOD Virtual reality applications</text:p>
          </table:table-cell>
          <table:table-cell office:value-type="string" calcext:value-type="string">
            <text:p><text:s/>because they reduce travel and material consumption for the jobs they replace."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inosaurrparty What's the panel called?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ibahk I'm also an actor working in the game industry!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ted_martens Hey</text:p>
          </table:table-cell>
          <table:table-cell office:value-type="string" calcext:value-type="string">
            <text:p><text:s/>I'm working on an alternative music game too!"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5 months (since 13 Apr 2009).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mmmm why is this in @brook_star's living room???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ld ways won't open new doors.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ccarpentermusic I've had it <text:s/>few times now</text:p>
          </table:table-cell>
          <table:table-cell office:value-type="string" calcext:value-type="string">
            <text:p><text:s text:c="2"/>one bottle was lavender flavoured!"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racieTee @ccarpentermusic me too!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Mully</text:p>
          </table:table-cell>
          <table:table-cell office:value-type="string" calcext:value-type="string">
            <text:p><text:s text:c="2"/>not milky @ccarpentermusic @GracieTee"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inking milky makes me think of you @ccarpentermusic and @GracieTee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hoto a day (keeps the doctor away) // https://t.co/hhl1Je8pQI #instax365 https://t.co/3ZalDvvgBx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ed a new #camera?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Today - Saying goodbye to Content Keywords https://t.co/yYpeyWVJG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y Is Your Website Rated 'Low-Quality'?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e night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rthday bath!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little munchkin is 2 weeks old today!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de awake 👀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Lego Movie: Batman figures @zuckerman_seth https://t.co/eu1qX2o0T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 asked: btw you owe me a painting.. http://t.co/fZUtUAFy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PrincessSakura @cassiduncan <text:s/>""I'm always at work and I never have any money"" 😂😂"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't even read on my commute today.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e Savour our Intercontinental Tapas from only £2.00!!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Vamos A Tapear!'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GOT MY ACCOUNT BACK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imbang gabi</text:p>
          </table:table-cell>
          <table:table-cell office:value-type="string" calcext:value-type="string">
            <text:p><text:s/>also known as ""Misa de Gallo"" (Spanish for ""Rooster's Mass"") just started today."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ing for Gifts to your kids or nephews/nieces?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Farmville Dafney because she send me a lot of gifts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p2x amazingly busy day for you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AFollowers we got the Falcons tonight.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atistanboulian a thousand notifications later 😂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0.159" calcext:value-type="float">
            <text:p>0.159</text:p>
          </table:table-cell>
          <table:table-cell office:value-type="float" office:value="0.688" calcext:value-type="float">
            <text:p>0.688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'We do have some things around duplicate content that are penalty worthy' Google https://t.co/L5i5RartZi #hoboseo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0.444" calcext:value-type="float">
            <text:p>0.444</text:p>
          </table:table-cell>
          <table:table-cell office:value-type="float" office:value="0.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atistanboulian miss you 😢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2387" calcext:value-type="float">
            <text:p>-0.2387</text:p>
          </table:table-cell>
          <table:table-cell office:value-type="float" office:value="0.196" calcext:value-type="float">
            <text:p>0.196</text:p>
          </table:table-cell>
          <table:table-cell office:value-type="float" office:value="0.804" calcext:value-type="float">
            <text:p>0.8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did Brittish say I have on a $2</text:p>
          </table:table-cell>
          <table:table-cell office:value-type="string" calcext:value-type="string">
            <text:p>000 dress I ain't playing??"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2484" calcext:value-type="float">
            <text:p>-0.2484</text:p>
          </table:table-cell>
          <table:table-cell office:value-type="float" office:value="0.666" calcext:value-type="float">
            <text:p>0.666</text:p>
          </table:table-cell>
          <table:table-cell office:value-type="float" office:value="0.334" calcext:value-type="float">
            <text:p>0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weird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2924" calcext:value-type="float">
            <text:p>-0.2924</text:p>
          </table:table-cell>
          <table:table-cell office:value-type="float" office:value="0.338" calcext:value-type="float">
            <text:p>0.338</text:p>
          </table:table-cell>
          <table:table-cell office:value-type="float" office:value="0.424" calcext:value-type="float">
            <text:p>0.424</text:p>
          </table:table-cell>
          <table:table-cell office:value-type="float" office:value="0.238" calcext:value-type="float">
            <text:p>0.238</text:p>
          </table:table-cell>
          <table:table-cell office:value-type="string" calcext:value-type="string">
            <text:p>I liked a @YouTube video https://t.co/QztMtetr8T The Revenge Song!!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128" calcext:value-type="float">
            <text:p>0.128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ch.com one-off - “match.com find your missing part” I did this one-off yesterday as a quick exercise in... http://tumblr.com/xda1po22e5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4019" calcext:value-type="float">
            <text:p>-0.4019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9" calcext:value-type="float">
            <text:p>0.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Ketone and Weight Lose http://t.co/ctPEhGhj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926" calcext:value-type="float">
            <text:p>-0.4926</text:p>
          </table:table-cell>
          <table:table-cell office:value-type="float" office:value="0.186" calcext:value-type="float">
            <text:p>0.186</text:p>
          </table:table-cell>
          <table:table-cell office:value-type="float" office:value="0.814" calcext:value-type="float">
            <text:p>0.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ayless005 nooo our trips don't overlap at all :( I'll see her in Melbourne though!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5255" calcext:value-type="float">
            <text:p>-0.5255</text:p>
          </table:table-cell>
          <table:table-cell office:value-type="float" office:value="0.531" calcext:value-type="float">
            <text:p>0.531</text:p>
          </table:table-cell>
          <table:table-cell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poor bean bean!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859" calcext:value-type="float">
            <text:p>-0.5859</text:p>
          </table:table-cell>
          <table:table-cell office:value-type="float" office:value="0.297" calcext:value-type="float">
            <text:p>0.297</text:p>
          </table:table-cell>
          <table:table-cell office:value-type="float" office:value="0.703" calcext:value-type="float">
            <text:p>0.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Jfish867 wtf how dare you tell me what to do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69" calcext:value-type="float">
            <text:p>-0.69</text:p>
          </table:table-cell>
          <table:table-cell office:value-type="float" office:value="0.439" calcext:value-type="float">
            <text:p>0.439</text:p>
          </table:table-cell>
          <table:table-cell office:value-type="float" office:value="0.561" calcext:value-type="float">
            <text:p>0.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racieTee @gI just realised what a twat I am!</text:p>
          </table:table-cell>
          <table:table-cell table:number-columns-repeated="4"/>
        </table:table-row>
        <table:table-row table:style-name="ro1">
          <table:table-cell/>
          <table:table-cell table:formula="of:=SUM([.B97:.B190])" office:value-type="float" office:value="18.7168" calcext:value-type="float">
            <text:p>18.7168</text:p>
          </table:table-cell>
          <table:table-cell table:formula="of:=SUM([.C97:.C190])" office:value-type="float" office:value="3.796" calcext:value-type="float">
            <text:p>3.796</text:p>
          </table:table-cell>
          <table:table-cell table:formula="of:=SUM([.D97:.D190])" office:value-type="float" office:value="74.645" calcext:value-type="float">
            <text:p>74.645</text:p>
          </table:table-cell>
          <table:table-cell table:formula="of:=SUM([.E97:.E190])" office:value-type="float" office:value="15.559" calcext:value-type="float">
            <text:p>15.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99114894" calcext:value-type="float">
            <text:p>0.1991148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wednes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01" calcext:value-type="float">
            <text:p>0.9101</text:p>
          </table:table-cell>
          <table:table-cell office:value-type="float" office:value="0" calcext:value-type="float">
            <text:p>0</text:p>
          </table:table-cell>
          <table:table-cell office:value-type="float" office:value="0.597" calcext:value-type="float">
            <text:p>0.597</text:p>
          </table:table-cell>
          <table:table-cell office:value-type="float" office:value="0.403" calcext:value-type="float">
            <text:p>0.403</text:p>
          </table:table-cell>
          <table:table-cell office:value-type="string" calcext:value-type="string">
            <text:p>@nickybyrneoffic croker was amazin well done loved every sec of it n well done to u n shane on soccer aid ye were fab dont worry about peno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06" calcext:value-type="float">
            <text:p>0.7906</text:p>
          </table:table-cell>
          <table:table-cell office:value-type="float" office:value="0" calcext:value-type="float">
            <text:p>0</text:p>
          </table:table-cell>
          <table:table-cell office:value-type="float" office:value="0.632" calcext:value-type="float">
            <text:p>0.632</text:p>
          </table:table-cell>
          <table:table-cell office:value-type="float" office:value="0.368" calcext:value-type="float">
            <text:p>0.368</text:p>
          </table:table-cell>
          <table:table-cell office:value-type="string" calcext:value-type="string">
            <text:p>"Next week will be awesome: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69" calcext:value-type="float">
            <text:p>0.7269</text:p>
          </table:table-cell>
          <table:table-cell office:value-type="float" office:value="0" calcext:value-type="float">
            <text:p>0</text:p>
          </table:table-cell>
          <table:table-cell office:value-type="float" office:value="0.747" calcext:value-type="float">
            <text:p>0.747</text:p>
          </table:table-cell>
          <table:table-cell office:value-type="float" office:value="0.253" calcext:value-type="float">
            <text:p>0.253</text:p>
          </table:table-cell>
          <table:table-cell office:value-type="string" calcext:value-type="string">
            <text:p>"one day I want to work at @DCComics and with @geoffjohns</text:p>
          </table:table-cell>
          <table:table-cell office:value-type="string" calcext:value-type="string">
            <text:p><text:s/>it will be amazing and my life will be complete with my dream job😎"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63" calcext:value-type="float">
            <text:p>0.7263</text:p>
          </table:table-cell>
          <table:table-cell office:value-type="float" office:value="0" calcext:value-type="float">
            <text:p>0</text:p>
          </table:table-cell>
          <table:table-cell office:value-type="float" office:value="0.396" calcext:value-type="float">
            <text:p>0.396</text:p>
          </table:table-cell>
          <table:table-cell office:value-type="float" office:value="0.604" calcext:value-type="float">
            <text:p>0.604</text:p>
          </table:table-cell>
          <table:table-cell office:value-type="string" calcext:value-type="string">
            <text:p>@thegreatbobbu hope moo feels better soon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63" calcext:value-type="float">
            <text:p>0.7163</text:p>
          </table:table-cell>
          <table:table-cell office:value-type="float" office:value="0" calcext:value-type="float">
            <text:p>0</text:p>
          </table:table-cell>
          <table:table-cell office:value-type="float" office:value="0.617" calcext:value-type="float">
            <text:p>0.617</text:p>
          </table:table-cell>
          <table:table-cell office:value-type="float" office:value="0.383" calcext:value-type="float">
            <text:p>0.383</text:p>
          </table:table-cell>
          <table:table-cell office:value-type="string" calcext:value-type="string">
            <text:p>@adamsmasher69 That'll be a great show and time in Denver!!!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05" calcext:value-type="float">
            <text:p>0.6705</text:p>
          </table:table-cell>
          <table:table-cell office:value-type="float" office:value="0" calcext:value-type="float">
            <text:p>0</text:p>
          </table:table-cell>
          <table:table-cell office:value-type="float" office:value="0.353" calcext:value-type="float">
            <text:p>0.353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Let's play Words With Friends.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471" calcext:value-type="float">
            <text:p>0.471</text:p>
          </table:table-cell>
          <table:table-cell office:value-type="float" office:value="0.529" calcext:value-type="float">
            <text:p>0.529</text:p>
          </table:table-cell>
          <table:table-cell office:value-type="string" calcext:value-type="string">
            <text:p>Lunch @Wahlburgers Best food ever!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154" calcext:value-type="float">
            <text:p>0.154</text:p>
          </table:table-cell>
          <table:table-cell office:value-type="float" office:value="0.846" calcext:value-type="float">
            <text:p>0.846</text:p>
          </table:table-cell>
          <table:table-cell office:value-type="string" calcext:value-type="string">
            <text:p>Party like a Leakie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Thinks you gotta love the sound of rain at 5am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0.428" calcext:value-type="float">
            <text:p>0.428</text:p>
          </table:table-cell>
          <table:table-cell office:value-type="string" calcext:value-type="string">
            <text:p>Gotta love the boy band sing along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486" calcext:value-type="float">
            <text:p>0.6486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.751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"""I dream of Wild West where Cowboys roam as free as the tumbleweeds and the dust devils… https://t.co/D6f4HN9uQA"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What are the best seo tools for beginners in 2016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I can't believe what I did for love 😚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703" calcext:value-type="float">
            <text:p>0.703</text:p>
          </table:table-cell>
          <table:table-cell office:value-type="float" office:value="0.297" calcext:value-type="float">
            <text:p>0.297</text:p>
          </table:table-cell>
          <table:table-cell office:value-type="string" calcext:value-type="string">
            <text:p>I entered to win @LeCreuset @WeAreDreamfarm @landolakesktchn giveaway ends 4/15 http://t.co/DtmgiIvzZe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655" calcext:value-type="float">
            <text:p>0.655</text:p>
          </table:table-cell>
          <table:table-cell office:value-type="string" calcext:value-type="string">
            <text:p>@mcbelz @WORLD_mag brilliant.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59" calcext:value-type="float">
            <text:p>0.559</text:p>
          </table:table-cell>
          <table:table-cell office:value-type="string" calcext:value-type="string">
            <text:p>"Wow</text:p>
          </table:table-cell>
          <table:table-cell office:value-type="string" calcext:value-type="string">
            <text:p><text:s/>I forgot twitter existed..."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568" calcext:value-type="float">
            <text:p>0.568</text:p>
          </table:table-cell>
          <table:table-cell office:value-type="float" office:value="0.432" calcext:value-type="float">
            <text:p>0.432</text:p>
          </table:table-cell>
          <table:table-cell office:value-type="string" calcext:value-type="string">
            <text:p>@djvirginmega beauty and essex #Hyped4Henny http://t.co/fiyEVyH3p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All the LOLz.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63" calcext:value-type="float">
            <text:p>0.5563</text:p>
          </table:table-cell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So delighted to find out @SonnyBunch isn't a total monster.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551" calcext:value-type="float">
            <text:p>0.5551</text:p>
          </table:table-cell>
          <table:table-cell office:value-type="float" office:value="0" calcext:value-type="float">
            <text:p>0</text:p>
          </table:table-cell>
          <table:table-cell office:value-type="float" office:value="0.691" calcext:value-type="float">
            <text:p>0.691</text:p>
          </table:table-cell>
          <table:table-cell office:value-type="float" office:value="0.309" calcext:value-type="float">
            <text:p>0.309</text:p>
          </table:table-cell>
          <table:table-cell office:value-type="string" calcext:value-type="string">
            <text:p>@SonOfPurple @frak You are very welcome to both phones!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399" calcext:value-type="float">
            <text:p>0.5399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office:value-type="string" calcext:value-type="string">
            <text:p>@djstandout awww thanks!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office:value-type="float" office:value="0.596" calcext:value-type="float">
            <text:p>0.596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Tapas Fiesta @ Saffron Restaurant &amp;amp</text:p>
          </table:table-cell>
          <table:table-cell office:value-type="string" calcext:value-type="string">
            <text:p><text:s/>Bar!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646" calcext:value-type="float">
            <text:p>0.646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@SooleyBong @FrankenTail @porkandgin she is tooooo cute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939" calcext:value-type="float">
            <text:p>0.4939</text:p>
          </table:table-cell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Everytime I see #SuicideSquad <text:s/>I enjoy it even more 😍 can't wait to see it for the third time @SuicideSquadWB @MargotRobbie @WarnerBrosEnt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Who told @BurgerKing that black bun was a good idea?!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I just hope I studied enough!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767" calcext:value-type="float">
            <text:p>0.4767</text:p>
          </table:table-cell>
          <table:table-cell office:value-type="float" office:value="0" calcext:value-type="float">
            <text:p>0</text:p>
          </table:table-cell>
          <table:table-cell office:value-type="float" office:value="0.763" calcext:value-type="float">
            <text:p>0.763</text:p>
          </table:table-cell>
          <table:table-cell office:value-type="float" office:value="0.237" calcext:value-type="float">
            <text:p>0.237</text:p>
          </table:table-cell>
          <table:table-cell office:value-type="string" calcext:value-type="string">
            <text:p>"""Friends are the bacon bits in the salad bowl of life."""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393" calcext:value-type="float">
            <text:p>0.393</text:p>
          </table:table-cell>
          <table:table-cell office:value-type="float" office:value="0.607" calcext:value-type="float">
            <text:p>0.607</text:p>
          </table:table-cell>
          <table:table-cell office:value-type="string" calcext:value-type="string">
            <text:p>@DJVirginMega lol Brons!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my graduation invitation :) http://tumblr.com/xda2acyr57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571" calcext:value-type="float">
            <text:p>0.571</text:p>
          </table:table-cell>
          <table:table-cell office:value-type="float" office:value="0.429" calcext:value-type="float">
            <text:p>0.429</text:p>
          </table:table-cell>
          <table:table-cell office:value-type="string" calcext:value-type="string">
            <text:p>@sokatie haha the hatchimo signing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401" calcext:value-type="float">
            <text:p>0.401</text:p>
          </table:table-cell>
          <table:table-cell office:value-type="float" office:value="0.599" calcext:value-type="float">
            <text:p>0.599</text:p>
          </table:table-cell>
          <table:table-cell office:value-type="string" calcext:value-type="string">
            <text:p>@OfficialAudrina yes i did!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811" calcext:value-type="float">
            <text:p>0.811</text:p>
          </table:table-cell>
          <table:table-cell office:value-type="float" office:value="0.189" calcext:value-type="float">
            <text:p>0.189</text:p>
          </table:table-cell>
          <table:table-cell office:value-type="string" calcext:value-type="string">
            <text:p>I'm hoping for the sun today #soleil #giveaway #beco @BecoBaby @TheBabyGuyNYC #babywearing http://t.co/c7mNsrQDVY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201" calcext:value-type="float">
            <text:p>0.4201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The Jose Aldo- Connor Mcgregor presser was awesome.. Really like Mcgregor now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062" calcext:value-type="float">
            <text:p>0.4062</text:p>
          </table:table-cell>
          <table:table-cell office:value-type="float" office:value="0" calcext:value-type="float">
            <text:p>0</text:p>
          </table:table-cell>
          <table:table-cell office:value-type="float" office:value="0.688" calcext:value-type="float">
            <text:p>0.688</text:p>
          </table:table-cell>
          <table:table-cell office:value-type="float" office:value="0.312" calcext:value-type="float">
            <text:p>0.312</text:p>
          </table:table-cell>
          <table:table-cell office:value-type="string" calcext:value-type="string">
            <text:p>My little munchkin :) #sleepybaby #lovedrunk https://t.co/MmTahtyv0H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" calcext:value-type="float">
            <text:p>0</text:p>
          </table:table-cell>
          <table:table-cell office:value-type="float" office:value="0.722" calcext:value-type="float">
            <text:p>0.722</text:p>
          </table:table-cell>
          <table:table-cell office:value-type="float" office:value="0.278" calcext:value-type="float">
            <text:p>0.278</text:p>
          </table:table-cell>
          <table:table-cell office:value-type="string" calcext:value-type="string">
            <text:p>Happening now at Saffron Restaurant with Diamond Occassion!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729" calcext:value-type="float">
            <text:p>0.729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I think it's clear we all voted for self-righteousness.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"""It’s all about creativity today — so go out into the world and explore all the nooks and crannies you..."" http://tumblr.com/xda1lcxs5h"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Alive or just existence?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office:value-type="string" calcext:value-type="string">
            <text:p>Please RT!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Guess who's ready for Thanksgiving?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Do you like Biko?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667" calcext:value-type="float">
            <text:p>0.667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Join my artist-friendly VR development community!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  <table:table-cell office:value-type="float" office:value="0.199" calcext:value-type="float">
            <text:p>0.199</text:p>
          </table:table-cell>
          <table:table-cell office:value-type="string" calcext:value-type="string">
            <text:p>"Yep that's my year: a little bit of pets</text:p>
          </table:table-cell>
          <table:table-cell office:value-type="string" calcext:value-type="string">
            <text:p><text:s/>paper</text:p>
          </table:table-cell>
          <table:table-cell office:value-type="string" calcext:value-type="string">
            <text:p><text:s/>and family!"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"Facebook To Share Users' Home Addresses</text:p>
          </table:table-cell>
          <table:table-cell office:value-type="string" calcext:value-type="string">
            <text:p><text:s/>Phone Numbers With External Sites - Why is it that facebook can’t... http://tumblr.com/xda1nlv4zi"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732" calcext:value-type="float">
            <text:p>0.2732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@RMdeVienne Biomechanics is God.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263" calcext:value-type="float">
            <text:p>0.2263</text:p>
          </table:table-cell>
          <table:table-cell office:value-type="float" office:value="0" calcext:value-type="float">
            <text:p>0</text:p>
          </table:table-cell>
          <table:table-cell office:value-type="float" office:value="0.909" calcext:value-type="float">
            <text:p>0.909</text:p>
          </table:table-cell>
          <table:table-cell office:value-type="float" office:value="0.091" calcext:value-type="float">
            <text:p>0.091</text:p>
          </table:table-cell>
          <table:table-cell office:value-type="string" calcext:value-type="string">
            <text:p>'Chorizo Al Infierno' for ONLY £2.75 going with the classic .. yet another flaming tapa straight to your table..... https://t.co/rlu0s48ERV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"""Reaching for the wind."""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867" calcext:value-type="float">
            <text:p>0.1867</text:p>
          </table:table-cell>
          <table:table-cell office:value-type="float" office:value="0" calcext:value-type="float">
            <text:p>0</text:p>
          </table:table-cell>
          <table:table-cell office:value-type="float" office:value="0.874" calcext:value-type="float">
            <text:p>0.874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"Don't miss the Ultimate World #Breastfeeding Week giveaway with @TheLeakyBoob</text:p>
          </table:table-cell>
          <table:table-cell office:value-type="string" calcext:value-type="string">
            <text:p><text:s/>@SanDiegoBFC</text:p>
          </table:table-cell>
          <table:table-cell office:value-type="string" calcext:value-type="string">
            <text:p><text:s/>and @TheBoobGroup!"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98" calcext:value-type="float">
            <text:p>0.198</text:p>
          </table:table-cell>
          <table:table-cell office:value-type="float" office:value="0.579" calcext:value-type="float">
            <text:p>0.579</text:p>
          </table:table-cell>
          <table:table-cell office:value-type="float" office:value="0.223" calcext:value-type="float">
            <text:p>0.223</text:p>
          </table:table-cell>
          <table:table-cell office:value-type="string" calcext:value-type="string">
            <text:p>My drive and determination is crazy #hustle #askandyoushallreceive #thankyou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184" calcext:value-type="float">
            <text:p>0.184</text:p>
          </table:table-cell>
          <table:table-cell office:value-type="float" office:value="0.615" calcext:value-type="float">
            <text:p>0.615</text:p>
          </table:table-cell>
          <table:table-cell office:value-type="float" office:value="0.201" calcext:value-type="float">
            <text:p>0.201</text:p>
          </table:table-cell>
          <table:table-cell office:value-type="string" calcext:value-type="string">
            <text:p>Things I am sick of hearing about: The potenial romance between @CherylOfficial and @Real_Liam_Payne.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I want to go back... https://t.co/5O65NYvFPq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902" calcext:value-type="float">
            <text:p>0.902</text:p>
          </table:table-cell>
          <table:table-cell office:value-type="float" office:value="0.098" calcext:value-type="float">
            <text:p>0.098</text:p>
          </table:table-cell>
          <table:table-cell office:value-type="string" calcext:value-type="string">
            <text:p>You know you want this as your profile pic too... #WeBelieveWeGive #wlfeo https://t.co/w15qaAj0MZ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greatbobbu here's to hopin!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MrJayManuel can't wait!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ID_AA_Carmack The medium-term physiological effects of VR</text:p>
          </table:table-cell>
          <table:table-cell office:value-type="string" calcext:value-type="string">
            <text:p><text:s/>from DK1 to Gear VR to CV1."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got a length of 13 in https://t.co/RzOQ5Dpmeo!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 to #VoiceSaveBryan https://t.co/tzTOvWmNCp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 to #VoiceSaveOwen https://t.co/tzTOvWEp0Z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 to #VoiceSaveOwen https://t.co/tzTOvWEp0Z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@YardHouse in Los Angeles</text:p>
          </table:table-cell>
          <table:table-cell office:value-type="string" calcext:value-type="string">
            <text:p><text:s/>CA https://t.co/mEZcHuFMCt"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@StaplesCenter in Los Angeles</text:p>
          </table:table-cell>
          <table:table-cell office:value-type="string" calcext:value-type="string">
            <text:p><text:s/>CA https://t.co/iaxHZDrtgs"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ying an extra night in Cambria after spending a day at Hearst Castle.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You need to study biomechanics more.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Height requirements.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3 months (since 13 Apr 2009).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posted a photo http://t.co/PMQM9V9BOa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lp.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ighlauuu omg??????????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ant believe a reality tv star is the #POTUS2016 <text:s/>and its not @KimKardashian.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't wait to have my first Pumpkin Latte from Dunkin Donuts... #DDPumpkin #Sweepstakes <text:s/>#DD4Life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m a breast model.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ruKid products #GIVEAWAY on @HandlingWGrace blog http://t.co/T7N24qqEAZ http://t.co/hPaPnoFwkK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Today - An update on Google's feature-phone crawling &amp;amp</text:p>
          </table:table-cell>
          <table:table-cell office:value-type="string" calcext:value-type="string">
            <text:p><text:s/>indexing https://t.co/76GcQugalb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 every bird there is a stone thrown at a bird.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sten everyone: take a deep breath.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ou gave yourself a nickname https://t.co/1OPZCQ0Pue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avematthewsbnd @adamsmasher69 Hi Adam!!!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EveryDollar are there any plans to make the everydollar app available outside the U.S.?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ummers...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ianEganWL hey kian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 time part 2 😴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k time 😴😪😝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-profit advertising http://tumblr.com/xda26sa4sx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onymous asked: Katya Skerczak.com is really taken???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SonOfPurple @frak and I have misplaced the charger</text:p>
          </table:table-cell>
          <table:table-cell office:value-type="string" calcext:value-type="string">
            <text:p><text:s/>but it is just the standard micro USB charger."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e down to Saffron and try just one of today's specials for only £6.00!!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posted a new photo to Facebook https://t.co/4zviBWH6tu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posted a new photo to Facebook https://t.co/aSOCooIqBc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ke a look at a selection of SOME OF our very own unique dishes &amp;amp</text:p>
          </table:table-cell>
          <table:table-cell office:value-type="string" calcext:value-type="string">
            <text:p><text:s/>desserts!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f you know a native Japanese speaker who can work in an Eastwood call center</text:p>
          </table:table-cell>
          <table:table-cell office:value-type="string" calcext:value-type="string">
            <text:p><text:s/>we are offering a 5000 pesos... http://t.co/z1EEsthJZC"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thick burger el Diablo from Hardee's looks incredible for real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A 10 year old boy just said to me ""so America is going to have the first orange president"""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while in Australia https://t.co/QqljtAIKMM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ikestore when will the black toe jordan 14's relaunch on http://t.co/jydUgO7BvL ?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y B deserves a J #familyguy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sus take the wheel!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0.098" calcext:value-type="float">
            <text:p>0.098</text:p>
          </table:table-cell>
          <table:table-cell office:value-type="float" office:value="0.902" calcext:value-type="float">
            <text:p>0.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gers crossed his kids leave the presidency to focus on the company.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0516" calcext:value-type="float">
            <text:p>-0.0516</text:p>
          </table:table-cell>
          <table:table-cell office:value-type="float" office:value="0.146" calcext:value-type="float">
            <text:p>0.146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ECNewlin Zeke’s will leave you full for a month.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206" calcext:value-type="float">
            <text:p>0.206</text:p>
          </table:table-cell>
          <table:table-cell office:value-type="float" office:value="0.794" calcext:value-type="float">
            <text:p>0.7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julianna12369 sorry hon I'm with Larry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259" calcext:value-type="float">
            <text:p>0.259</text:p>
          </table:table-cell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 go hard on Earth 🌎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3182" calcext:value-type="float">
            <text:p>-0.3182</text:p>
          </table:table-cell>
          <table:table-cell office:value-type="float" office:value="0.315" calcext:value-type="float">
            <text:p>0.315</text:p>
          </table:table-cell>
          <table:table-cell office:value-type="float" office:value="0.685" calcext:value-type="float">
            <text:p>0.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y has your site lost traffic?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3182" calcext:value-type="float">
            <text:p>-0.318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spberry Ketones Weight Loss http://t.co/jTIo6mHd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34" calcext:value-type="float">
            <text:p>-0.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indle Fire HD Giveaway http://t.co/xsnevh2p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3561" calcext:value-type="float">
            <text:p>-0.3561</text:p>
          </table:table-cell>
          <table:table-cell office:value-type="float" office:value="0.553" calcext:value-type="float">
            <text:p>0.553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I miss you!!!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4003" calcext:value-type="float">
            <text:p>-0.4003</text:p>
          </table:table-cell>
          <table:table-cell office:value-type="float" office:value="0.278" calcext:value-type="float">
            <text:p>0.278</text:p>
          </table:table-cell>
          <table:table-cell office:value-type="float" office:value="0.722" calcext:value-type="float">
            <text:p>0.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teehee 😄 need to try this with Crazy!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4019" calcext:value-type="float">
            <text:p>-0.4019</text:p>
          </table:table-cell>
          <table:table-cell office:value-type="float" office:value="0.197" calcext:value-type="float">
            <text:p>0.197</text:p>
          </table:table-cell>
          <table:table-cell office:value-type="float" office:value="0.803" calcext:value-type="float">
            <text:p>0.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ACDC had drummer problems nobody thought they could Phil Rudd's shoes.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4215" calcext:value-type="float">
            <text:p>-0.4215</text:p>
          </table:table-cell>
          <table:table-cell office:value-type="float" office:value="0.259" calcext:value-type="float">
            <text:p>0.259</text:p>
          </table:table-cell>
          <table:table-cell office:value-type="float" office:value="0.741" calcext:value-type="float">
            <text:p>0.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'm physically ill watching my tv screen right now.</text:p>
          </table:table-cell>
          <table:table-cell table:number-columns-repeated="4"/>
        </table:table-row>
        <table:table-row table:style-name="ro1">
          <table:table-cell/>
          <table:table-cell table:formula="of:=SUM([.B195:.B301])" office:value-type="float" office:value="21.8183" calcext:value-type="float">
            <text:p>21.8183</text:p>
          </table:table-cell>
          <table:table-cell table:formula="of:=SUM([.C195:.C301])" office:value-type="float" office:value="3.433" calcext:value-type="float">
            <text:p>3.433</text:p>
          </table:table-cell>
          <table:table-cell table:formula="of:=SUM([.D195:.D301])" office:value-type="float" office:value="84.076" calcext:value-type="float">
            <text:p>84.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203909346" calcext:value-type="float">
            <text:p>0.2039093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hurs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43" calcext:value-type="float">
            <text:p>0.8943</text:p>
          </table:table-cell>
          <table:table-cell office:value-type="float" office:value="0" calcext:value-type="float">
            <text:p>0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5" calcext:value-type="float">
            <text:p>0.495</text:p>
          </table:table-cell>
          <table:table-cell office:value-type="string" calcext:value-type="string">
            <text:p>"Check out this charity on Chase Community Giving</text:p>
          </table:table-cell>
          <table:table-cell office:value-type="string" calcext:value-type="string">
            <text:p><text:s/>and vote to help it share in $5MM in grants!"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82" calcext:value-type="float">
            <text:p>0.8582</text:p>
          </table:table-cell>
          <table:table-cell office:value-type="float" office:value="0" calcext:value-type="float">
            <text:p>0</text:p>
          </table:table-cell>
          <table:table-cell office:value-type="float" office:value="0.414" calcext:value-type="float">
            <text:p>0.414</text:p>
          </table:table-cell>
          <table:table-cell office:value-type="float" office:value="0.586" calcext:value-type="float">
            <text:p>0.586</text:p>
          </table:table-cell>
          <table:table-cell office:value-type="string" calcext:value-type="string">
            <text:p>Happy Founder's Day to all my beautiful sorors!!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42" calcext:value-type="float">
            <text:p>0.8442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YES HELLO GOOD MORNING DECEMBER MERRY CHRISTMAS HO HO HO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88" calcext:value-type="float">
            <text:p>0.8188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"hoping</text:p>
          </table:table-cell>
          <table:table-cell office:value-type="string" calcext:value-type="string">
            <text:p><text:s/>WISHING and hoping</text:p>
          </table:table-cell>
          <table:table-cell office:value-type="string" calcext:value-type="string">
            <text:p><text:s/>that I can make it to @austinbeerweek events this weekend!"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2" calcext:value-type="float">
            <text:p>0.802</text:p>
          </table:table-cell>
          <table:table-cell office:value-type="float" office:value="0" calcext:value-type="float">
            <text:p>0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string" calcext:value-type="string">
            <text:p>"2015 has been a great year filled with family</text:p>
          </table:table-cell>
          <table:table-cell office:value-type="string" calcext:value-type="string">
            <text:p><text:s/>friends and music."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69" calcext:value-type="float">
            <text:p>0.7269</text:p>
          </table:table-cell>
          <table:table-cell office:value-type="float" office:value="0" calcext:value-type="float">
            <text:p>0</text:p>
          </table:table-cell>
          <table:table-cell office:value-type="float" office:value="0.621" calcext:value-type="float">
            <text:p>0.621</text:p>
          </table:table-cell>
          <table:table-cell office:value-type="float" office:value="0.379" calcext:value-type="float">
            <text:p>0.379</text:p>
          </table:table-cell>
          <table:table-cell office:value-type="string" calcext:value-type="string">
            <text:p>You could say we had pretty good seats for @soundgarden show tonight.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5" calcext:value-type="float">
            <text:p>0.705</text:p>
          </table:table-cell>
          <table:table-cell office:value-type="float" office:value="0" calcext:value-type="float">
            <text:p>0</text:p>
          </table:table-cell>
          <table:table-cell office:value-type="float" office:value="0.672" calcext:value-type="float">
            <text:p>0.672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@bear_eyes @carmelanery @rataTUEY <text:s/>I love them but it's like they're just milking their old stuff?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672" calcext:value-type="float">
            <text:p>0.672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Having an amazing time at Saffron Tapas restaurant and Bar!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@Shelbyy010 it's one of the best.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.666" calcext:value-type="float">
            <text:p>0.666</text:p>
          </table:table-cell>
          <table:table-cell office:value-type="string" calcext:value-type="string">
            <text:p>"HAPPY BIRTHDAY</text:p>
          </table:table-cell>
          <table:table-cell office:value-type="string" calcext:value-type="string">
            <text:p><text:s/>BOB!"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How to win at digital marketing - Mashable https://t.co/kRFhdGaPbw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What is The Perfect Keyword Density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448" calcext:value-type="float">
            <text:p>0.448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happy new year all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684" calcext:value-type="float">
            <text:p>0.684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@Denkar1891 Hey Dennis 😊 just wanted to say happy thanksgiving.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07" calcext:value-type="float">
            <text:p>0.5707</text:p>
          </table:table-cell>
          <table:table-cell office:value-type="float" office:value="0" calcext:value-type="float">
            <text:p>0</text:p>
          </table:table-cell>
          <table:table-cell office:value-type="float" office:value="0.351" calcext:value-type="float">
            <text:p>0.351</text:p>
          </table:table-cell>
          <table:table-cell office:value-type="float" office:value="0.649" calcext:value-type="float">
            <text:p>0.649</text:p>
          </table:table-cell>
          <table:table-cell office:value-type="string" calcext:value-type="string">
            <text:p>@JennyMcCarthy @DonnieWahlberg <text:s/>Congrats!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809" calcext:value-type="float">
            <text:p>0.809</text:p>
          </table:table-cell>
          <table:table-cell office:value-type="float" office:value="0.191" calcext:value-type="float">
            <text:p>0.191</text:p>
          </table:table-cell>
          <table:table-cell office:value-type="string" calcext:value-type="string">
            <text:p>This is me leaving work early to get @GTownCupcake because my entire afternoon is free.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Heroes among us.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927" calcext:value-type="float">
            <text:p>0.4927</text:p>
          </table:table-cell>
          <table:table-cell office:value-type="float" office:value="0" calcext:value-type="float">
            <text:p>0</text:p>
          </table:table-cell>
          <table:table-cell office:value-type="float" office:value="0.484" calcext:value-type="float">
            <text:p>0.484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@joshua_fox so funny 😂❤️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81" calcext:value-type="float">
            <text:p>0.481</text:p>
          </table:table-cell>
          <table:table-cell office:value-type="float" office:value="0" calcext:value-type="float">
            <text:p>0</text:p>
          </table:table-cell>
          <table:table-cell office:value-type="float" office:value="0.719" calcext:value-type="float">
            <text:p>0.719</text:p>
          </table:table-cell>
          <table:table-cell office:value-type="float" office:value="0.281" calcext:value-type="float">
            <text:p>0.281</text:p>
          </table:table-cell>
          <table:table-cell office:value-type="string" calcext:value-type="string">
            <text:p>Still looking for recipes for your drinks this holiday?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innovative bag design http://tumblr.com/xda1lgr0kh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508" calcext:value-type="float">
            <text:p>0.508</text:p>
          </table:table-cell>
          <table:table-cell office:value-type="float" office:value="0.492" calcext:value-type="float">
            <text:p>0.492</text:p>
          </table:table-cell>
          <table:table-cell office:value-type="string" calcext:value-type="string">
            <text:p>innovative bag design http://tumblr.com/xda1lgqj3t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@AskTarget i called customer care twice to try &amp;amp</text:p>
          </table:table-cell>
          <table:table-cell office:value-type="string" calcext:value-type="string">
            <text:p><text:s/>resolve an issue w/ my order &amp;amp</text:p>
          </table:table-cell>
          <table:table-cell office:value-type="string" calcext:value-type="string">
            <text:p><text:s/>the reps were rude.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121" calcext:value-type="float">
            <text:p>0.121</text:p>
          </table:table-cell>
          <table:table-cell office:value-type="float" office:value="0.645" calcext:value-type="float">
            <text:p>0.645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@Target i called customer care twice to try &amp;amp</text:p>
          </table:table-cell>
          <table:table-cell office:value-type="string" calcext:value-type="string">
            <text:p><text:s/>resolve an issue w/ my order &amp;amp</text:p>
          </table:table-cell>
          <table:table-cell office:value-type="string" calcext:value-type="string">
            <text:p><text:s/>the reps were rude.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062" calcext:value-type="float">
            <text:p>0.062</text:p>
          </table:table-cell>
          <table:table-cell office:value-type="float" office:value="0.781" calcext:value-type="float">
            <text:p>0.781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The sweet irony of putting a flowery “LOVE” stamp on a 3rd Quarter estimated tax payment to the IRS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076" calcext:value-type="float">
            <text:p>0.076</text:p>
          </table:table-cell>
          <table:table-cell office:value-type="float" office:value="0.707" calcext:value-type="float">
            <text:p>0.707</text:p>
          </table:table-cell>
          <table:table-cell office:value-type="float" office:value="0.217" calcext:value-type="float">
            <text:p>0.217</text:p>
          </table:table-cell>
          <table:table-cell office:value-type="string" calcext:value-type="string">
            <text:p>@GTownCupcake @ALLevison want to come help me bake this weekend and I'll pay you in cupcakes....?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724" calcext:value-type="float">
            <text:p>0.3724</text:p>
          </table:table-cell>
          <table:table-cell office:value-type="float" office:value="0" calcext:value-type="float">
            <text:p>0</text:p>
          </table:table-cell>
          <table:table-cell office:value-type="float" office:value="0.896" calcext:value-type="float">
            <text:p>0.896</text:p>
          </table:table-cell>
          <table:table-cell office:value-type="float" office:value="0.104" calcext:value-type="float">
            <text:p>0.104</text:p>
          </table:table-cell>
          <table:table-cell office:value-type="string" calcext:value-type="string">
            <text:p>So my baby will officially only not cry in the car if listening to: 'therapy' by @brookefraser or 'there for you' by @LEVVMUSIC .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615" calcext:value-type="float">
            <text:p>0.615</text:p>
          </table:table-cell>
          <table:table-cell office:value-type="float" office:value="0.385" calcext:value-type="float">
            <text:p>0.385</text:p>
          </table:table-cell>
          <table:table-cell office:value-type="string" calcext:value-type="string">
            <text:p>@nickkroll What's Jon Krisel like?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@thegreatbobbu it'll be ok!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This is the calm before the storm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827" calcext:value-type="float">
            <text:p>0.827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"VRmagic Simulators - now for eyes and ears :-)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723" calcext:value-type="float">
            <text:p>0.723</text:p>
          </table:table-cell>
          <table:table-cell office:value-type="float" office:value="0.277" calcext:value-type="float">
            <text:p>0.277</text:p>
          </table:table-cell>
          <table:table-cell office:value-type="string" calcext:value-type="string">
            <text:p>Curious on how to do Yema cake?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312" calcext:value-type="float">
            <text:p>0.312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@nordstromrack yep.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 office:value-type="float" office:value="0.885" calcext:value-type="float">
            <text:p>0.885</text:p>
          </table:table-cell>
          <table:table-cell office:value-type="float" office:value="0.115" calcext:value-type="float">
            <text:p>0.115</text:p>
          </table:table-cell>
          <table:table-cell office:value-type="string" calcext:value-type="string">
            <text:p>"TGI Friday's - As a current server at TGI Friday’s in Thousand Oaks</text:p>
          </table:table-cell>
          <table:table-cell office:value-type="string" calcext:value-type="string">
            <text:p><text:s/>CA…I have been helping design flyers... http://tumblr.com/xda1xtiijt"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123" calcext:value-type="float">
            <text:p>0.123</text:p>
          </table:table-cell>
          <table:table-cell office:value-type="float" office:value="0.716" calcext:value-type="float">
            <text:p>0.716</text:p>
          </table:table-cell>
          <table:table-cell office:value-type="float" office:value="0.162" calcext:value-type="float">
            <text:p>0.162</text:p>
          </table:table-cell>
          <table:table-cell office:value-type="string" calcext:value-type="string">
            <text:p>"#HeroesvsAliens event is actually destroying me and I can't deal with it</text:p>
          </table:table-cell>
          <table:table-cell office:value-type="string" calcext:value-type="string">
            <text:p><text:s/>so happy I get to witness this in my life time @DCComics #nerdlife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244" calcext:value-type="float">
            <text:p>0.2244</text:p>
          </table:table-cell>
          <table:table-cell office:value-type="float" office:value="0.166" calcext:value-type="float">
            <text:p>0.166</text:p>
          </table:table-cell>
          <table:table-cell office:value-type="float" office:value="0.602" calcext:value-type="float">
            <text:p>0.602</text:p>
          </table:table-cell>
          <table:table-cell office:value-type="float" office:value="0.233" calcext:value-type="float">
            <text:p>0.233</text:p>
          </table:table-cell>
          <table:table-cell office:value-type="string" calcext:value-type="string">
            <text:p>@joshua_fox remember when you was on snog marry avoid lol!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027" calcext:value-type="float">
            <text:p>0.1027</text:p>
          </table:table-cell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.887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Ozzy Osbourne to apologize for urinating on the Alamo - the guardian https://t.co/W4ZaIZevjq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eds to go weed the flower bed on the side of the house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Moonstone Beach Bar &amp;amp</text:p>
          </table:table-cell>
          <table:table-cell office:value-type="string" calcext:value-type="string">
            <text:p><text:s/>Grill - @moonstonegrill in Cambria</text:p>
          </table:table-cell>
          <table:table-cell office:value-type="string" calcext:value-type="string">
            <text:p><text:s/>CA https://t.co/CP3yF4FCHR"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6 months (since 13 Apr 2009)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skTarget i just did.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 Steps to Launching Your Product to Amazon's Best-Seller List - Entrepreneur https://t.co/Z1C9RAITYk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hing beats freshly made coffee in the morning.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ccarpentermusic BAM</text:p>
          </table:table-cell>
          <table:table-cell office:value-type="string" calcext:value-type="string">
            <text:p><text:s/>cannot wait!"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arpentermusic whaaaaaaat?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ight time is the right time https://t.co/RXOCR1faSV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oogle - ""301 redirecting to a category</text:p>
          </table:table-cell>
          <table:table-cell office:value-type="string" calcext:value-type="string">
            <text:p><text:s/>for example</text:p>
          </table:table-cell>
          <table:table-cell office:value-type="string" calcext:value-type="string">
            <text:p><text:s/>is something we would probably pick up as a soft 404"" https://t.co/u1euQuCu2p #hobos…"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is a high quality website to Google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to do keyword research fast https://t.co/OSzkOT9nu6 #hoboseo and @semrush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ddy-baby time!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_FeliciaJ @His_Dreamgirl @gemstwin @melissaluvsDMB @fkalinrose Hi!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k at my birthday boy!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is year all of my videos on social media are going to be 1080p</text:p>
          </table:table-cell>
          <table:table-cell office:value-type="string" calcext:value-type="string">
            <text:p><text:s/>Full HD."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dnight bagpiper to bring in the new year @ Mingara Recreation Club https://t.co/30k3vFxkRz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yond The Wheel.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stlife 2days to go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watched gerry ryans funeral... r.i.p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ickybyrneoffic <text:s/>it has to be shadows nicky.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've just enabled Twitter on my MUZU TV account.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 minute sun bed 🌞🌞 #heaven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yliegyur Momentary lapse in judgement 😔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 restraint of the day: I didn't buy extra cupcakes to have a bigger box so I could get a reindeer bag.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I'll circle back with them and follow up with you so we can sync up by end of day."""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ee place to be !!!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ouldnt wait to get to the gym http://t.co/aziZDdnf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mm mmm it's Afrita-day!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helbyy010 Step Brothers quote Fest!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d the Rules for the Carnaval Sweepstakes here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xt?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 older I get</text:p>
          </table:table-cell>
          <table:table-cell office:value-type="string" calcext:value-type="string">
            <text:p><text:s/>the more I relate to the songs of my youth."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nner at Cracker Barrel tonight.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SAILS ON THE HORIZON!"""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221" calcext:value-type="float">
            <text:p>0.221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assiduncan all your tweets are just weird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2263" calcext:value-type="float">
            <text:p>-0.2263</text:p>
          </table:table-cell>
          <table:table-cell office:value-type="float" office:value="0.128" calcext:value-type="float">
            <text:p>0.128</text:p>
          </table:table-cell>
          <table:table-cell office:value-type="float" office:value="0.872" calcext:value-type="float">
            <text:p>0.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🌿 forget the future / i'm here right now / just be here right now with me 🌿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3052" calcext:value-type="float">
            <text:p>-0.3052</text:p>
          </table:table-cell>
          <table:table-cell office:value-type="float" office:value="0.31" calcext:value-type="float">
            <text:p>0.31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assiduncan why are you so weir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217" calcext:value-type="float">
            <text:p>0.217</text:p>
          </table:table-cell>
          <table:table-cell office:value-type="float" office:value="0.783" calcext:value-type="float">
            <text:p>0.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sn't it common curtesy to pull over for funeral processions?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4404" calcext:value-type="float">
            <text:p>-0.4404</text:p>
          </table:table-cell>
          <table:table-cell office:value-type="float" office:value="0.592" calcext:value-type="float">
            <text:p>0.592</text:p>
          </table:table-cell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a dirty mi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5106" calcext:value-type="float">
            <text:p>-0.5106</text:p>
          </table:table-cell>
          <table:table-cell office:value-type="float" office:value="0.355" calcext:value-type="float">
            <text:p>0.355</text:p>
          </table:table-cell>
          <table:table-cell office:value-type="float" office:value="0.645" calcext:value-type="float">
            <text:p>0.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se vaccinations are making me feel sick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5766" calcext:value-type="float">
            <text:p>-0.5766</text:p>
          </table:table-cell>
          <table:table-cell office:value-type="float" office:value="0.789" calcext:value-type="float">
            <text:p>0.789</text:p>
          </table:table-cell>
          <table:table-cell office:value-type="float" office:value="0.211" calcext:value-type="float">
            <text:p>0.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JessUmble RUDE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5859" calcext:value-type="float">
            <text:p>-0.5859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Lost</text:p>
          </table:table-cell>
          <table:table-cell office:value-type="string" calcext:value-type="string">
            <text:p><text:s/>lonely and loopy yet again"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6037" calcext:value-type="float">
            <text:p>-0.6037</text:p>
          </table:table-cell>
          <table:table-cell office:value-type="float" office:value="0.396" calcext:value-type="float">
            <text:p>0.396</text:p>
          </table:table-cell>
          <table:table-cell office:value-type="float" office:value="0.604" calcext:value-type="float">
            <text:p>0.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ear_eyes @carmelanery @rataTUEY <text:s/>IM MAD AT THEM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7034" calcext:value-type="float">
            <text:p>-0.70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3" calcext:value-type="float">
            <text:p>0.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skTarget your phone customer service reps are THE WORST.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7184" calcext:value-type="float">
            <text:p>-0.7184</text:p>
          </table:table-cell>
          <table:table-cell office:value-type="float" office:value="0.273" calcext:value-type="float">
            <text:p>0.273</text:p>
          </table:table-cell>
          <table:table-cell office:value-type="float" office:value="0.727" calcext:value-type="float">
            <text:p>0.7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t's a shame can't take the dog with :( (@ Redondo Beach Farmers' Market in Redondo Beach</text:p>
          </table:table-cell>
          <table:table-cell office:value-type="string" calcext:value-type="string">
            <text:p><text:s/>CA) https://t.co/n3qIwGDQ9T"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7184" calcext:value-type="float">
            <text:p>-0.7184</text:p>
          </table:table-cell>
          <table:table-cell office:value-type="float" office:value="0.353" calcext:value-type="float">
            <text:p>0.353</text:p>
          </table:table-cell>
          <table:table-cell office:value-type="float" office:value="0.515" calcext:value-type="float">
            <text:p>0.515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"""A Divine Image"" William Blake - Cruelty has a human heart And jealousy a human face</text:p>
          </table:table-cell>
          <table:table-cell office:value-type="string" calcext:value-type="string">
            <text:p><text:s/>Terror the human form... http://tumblr.com/xda1nql8ye"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8225" calcext:value-type="float">
            <text:p>-0.8225</text:p>
          </table:table-cell>
          <table:table-cell office:value-type="float" office:value="0.291" calcext:value-type="float">
            <text:p>0.291</text:p>
          </table:table-cell>
          <table:table-cell office:value-type="float" office:value="0.709" calcext:value-type="float">
            <text:p>0.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ordstromrack ordered 3 wks ago &amp;amp</text:p>
          </table:table-cell>
          <table:table-cell office:value-type="string" calcext:value-type="string">
            <text:p><text:s/>still no order.cust ser said hadn't shipped yet &amp;amp</text:p>
          </table:table-cell>
          <table:table-cell office:value-type="string" calcext:value-type="string">
            <text:p><text:s/>nothing they can do.u suck &amp;amp</text:p>
          </table:table-cell>
          <table:table-cell office:value-type="string" calcext:value-type="string">
            <text:p><text:s/>give nordstrom a bad name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06:.B389])" office:value-type="float" office:value="11.449" calcext:value-type="float">
            <text:p>11.449</text:p>
          </table:table-cell>
          <table:table-cell table:formula="of:=SUM([.C306:.C389])" office:value-type="float" office:value="5.516" calcext:value-type="float">
            <text:p>5.516</text:p>
          </table:table-cell>
          <table:table-cell table:formula="of:=SUM([.D306:.D389])" office:value-type="float" office:value="64.934" calcext:value-type="float">
            <text:p>64.934</text:p>
          </table:table-cell>
          <table:table-cell table:formula="of:=SUM([.E306:.E389])" office:value-type="float" office:value="13.551" calcext:value-type="float">
            <text:p>13.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36297619" calcext:value-type="float">
            <text:p>0.1362976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i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041" calcext:value-type="float">
            <text:p>0.9041</text:p>
          </table:table-cell>
          <table:table-cell office:value-type="float" office:value="0" calcext:value-type="float">
            <text:p>0</text:p>
          </table:table-cell>
          <table:table-cell office:value-type="float" office:value="0.472" calcext:value-type="float">
            <text:p>0.472</text:p>
          </table:table-cell>
          <table:table-cell office:value-type="float" office:value="0.528" calcext:value-type="float">
            <text:p>0.528</text:p>
          </table:table-cell>
          <table:table-cell office:value-type="string" calcext:value-type="string">
            <text:p>Win a Canon T3 DSLR + 18-55mm lens from some of the best creative blogs!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01" calcext:value-type="float">
            <text:p>0.7901</text:p>
          </table:table-cell>
          <table:table-cell office:value-type="float" office:value="0" calcext:value-type="float">
            <text:p>0</text:p>
          </table:table-cell>
          <table:table-cell office:value-type="float" office:value="0.222" calcext:value-type="float">
            <text:p>0.222</text:p>
          </table:table-cell>
          <table:table-cell office:value-type="float" office:value="0.778" calcext:value-type="float">
            <text:p>0.778</text:p>
          </table:table-cell>
          <table:table-cell office:value-type="string" calcext:value-type="string">
            <text:p>:) Happy Friday everyone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79" calcext:value-type="float">
            <text:p>0.7579</text:p>
          </table:table-cell>
          <table:table-cell office:value-type="float" office:value="0" calcext:value-type="float">
            <text:p>0</text:p>
          </table:table-cell>
          <table:table-cell office:value-type="float" office:value="0.649" calcext:value-type="float">
            <text:p>0.649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Curious: what data sources or metrics does one use to best measure health literacy?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58" calcext:value-type="float">
            <text:p>0.658</text:p>
          </table:table-cell>
          <table:table-cell office:value-type="float" office:value="0" calcext:value-type="float">
            <text:p>0</text:p>
          </table:table-cell>
          <table:table-cell office:value-type="float" office:value="0.715" calcext:value-type="float">
            <text:p>0.715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And here are some of the amazing Tapas we serving all day!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543" calcext:value-type="float">
            <text:p>0.543</text:p>
          </table:table-cell>
          <table:table-cell office:value-type="float" office:value="0.457" calcext:value-type="float">
            <text:p>0.457</text:p>
          </table:table-cell>
          <table:table-cell office:value-type="string" calcext:value-type="string">
            <text:p>@JCHart I am the best sitter ever.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6" calcext:value-type="float">
            <text:p>0.636</text:p>
          </table:table-cell>
          <table:table-cell office:value-type="float" office:value="0" calcext:value-type="float">
            <text:p>0</text:p>
          </table:table-cell>
          <table:table-cell office:value-type="float" office:value="0.785" calcext:value-type="float">
            <text:p>0.785</text:p>
          </table:table-cell>
          <table:table-cell office:value-type="float" office:value="0.215" calcext:value-type="float">
            <text:p>0.215</text:p>
          </table:table-cell>
          <table:table-cell office:value-type="string" calcext:value-type="string">
            <text:p>Come Join Us down at Casemates to help raise awareness for Mental Heath find out what this day is all about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249" calcext:value-type="float">
            <text:p>0.6249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Another great night for the band at Wyong Leagues.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239" calcext:value-type="float">
            <text:p>0.6239</text:p>
          </table:table-cell>
          <table:table-cell office:value-type="float" office:value="0" calcext:value-type="float">
            <text:p>0</text:p>
          </table:table-cell>
          <table:table-cell office:value-type="float" office:value="0.746" calcext:value-type="float">
            <text:p>0.746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Some of our dishes served tonight only @ Saffron Restaurant at amazing prices ..!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Happy Thanksgiving!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859" calcext:value-type="float">
            <text:p>0.5859</text:p>
          </table:table-cell>
          <table:table-cell office:value-type="float" office:value="0" calcext:value-type="float">
            <text:p>0</text:p>
          </table:table-cell>
          <table:table-cell office:value-type="float" office:value="0.648" calcext:value-type="float">
            <text:p>0.648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I show you how to become successful from home.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07" calcext:value-type="float">
            <text:p>0.5707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Congrats to local young achievers!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62" calcext:value-type="float">
            <text:p>0.5562</text:p>
          </table:table-cell>
          <table:table-cell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Looking to cheer on #KawhiLeonard and #LaMarcusAldridge in this year's All Star game!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267" calcext:value-type="float">
            <text:p>0.5267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Great-great-grandma imparting some wisdom.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55" calcext:value-type="float">
            <text:p>0.5255</text:p>
          </table:table-cell>
          <table:table-cell office:value-type="float" office:value="0" calcext:value-type="float">
            <text:p>0</text:p>
          </table:table-cell>
          <table:table-cell office:value-type="float" office:value="0.764" calcext:value-type="float">
            <text:p>0.764</text:p>
          </table:table-cell>
          <table:table-cell office:value-type="float" office:value="0.236" calcext:value-type="float">
            <text:p>0.236</text:p>
          </table:table-cell>
          <table:table-cell office:value-type="string" calcext:value-type="string">
            <text:p>I checked into the @BestBuy commercial on #ViggleTV for points toward real rewards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798" calcext:value-type="float">
            <text:p>0.798</text:p>
          </table:table-cell>
          <table:table-cell office:value-type="float" office:value="0.202" calcext:value-type="float">
            <text:p>0.202</text:p>
          </table:table-cell>
          <table:table-cell office:value-type="string" calcext:value-type="string">
            <text:p>"hmm</text:p>
          </table:table-cell>
          <table:table-cell office:value-type="string" calcext:value-type="string">
            <text:p><text:s/>think I have spent far too much in an attempt to cheer myself up"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06" calcext:value-type="float">
            <text:p>0.5106</text:p>
          </table:table-cell>
          <table:table-cell office:value-type="float" office:value="0" calcext:value-type="float">
            <text:p>0</text:p>
          </table:table-cell>
          <table:table-cell office:value-type="float" office:value="0.482" calcext:value-type="float">
            <text:p>0.482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Dang now I like 3 Taylor swift songs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@SonOfPurple @frak Glad we could be of assistance!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753" calcext:value-type="float">
            <text:p>0.4753</text:p>
          </table:table-cell>
          <table:table-cell office:value-type="float" office:value="0" calcext:value-type="float">
            <text:p>0</text:p>
          </table:table-cell>
          <table:table-cell office:value-type="float" office:value="0.781" calcext:value-type="float">
            <text:p>0.781</text:p>
          </table:table-cell>
          <table:table-cell office:value-type="float" office:value="0.219" calcext:value-type="float">
            <text:p>0.219</text:p>
          </table:table-cell>
          <table:table-cell office:value-type="string" calcext:value-type="string">
            <text:p>I liked a @YouTube video from @littlecarlyyt https://t.co/IR2M8XuKXV Minecraft Jobs-Little Carly-WORKING IN THE BAKERY!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588" calcext:value-type="float">
            <text:p>0.4588</text:p>
          </table:table-cell>
          <table:table-cell office:value-type="float" office:value="0" calcext:value-type="float">
            <text:p>0</text:p>
          </table:table-cell>
          <table:table-cell office:value-type="float" office:value="0.727" calcext:value-type="float">
            <text:p>0.727</text:p>
          </table:table-cell>
          <table:table-cell office:value-type="float" office:value="0.273" calcext:value-type="float">
            <text:p>0.273</text:p>
          </table:table-cell>
          <table:table-cell office:value-type="string" calcext:value-type="string">
            <text:p>@pigeonPOLL nicky byrne should be on the list :)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4" calcext:value-type="float">
            <text:p>0.45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!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701" calcext:value-type="float">
            <text:p>0.701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Trying to eat healthy and walk more @WomensHealthMag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215" calcext:value-type="float">
            <text:p>0.4215</text:p>
          </table:table-cell>
          <table:table-cell office:value-type="float" office:value="0" calcext:value-type="float">
            <text:p>0</text:p>
          </table:table-cell>
          <table:table-cell office:value-type="float" office:value="0.588" calcext:value-type="float">
            <text:p>0.588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I would hit it again lol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29" calcext:value-type="float">
            <text:p>0.129</text:p>
          </table:table-cell>
          <table:table-cell office:value-type="float" office:value="0.647" calcext:value-type="float">
            <text:p>0.647</text:p>
          </table:table-cell>
          <table:table-cell office:value-type="float" office:value="0.224" calcext:value-type="float">
            <text:p>0.224</text:p>
          </table:table-cell>
          <table:table-cell office:value-type="string" calcext:value-type="string">
            <text:p>No Mans Sky should win Most Anticipated Game @thegameawards on December 3rd #TGANoMansSky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536" calcext:value-type="float">
            <text:p>0.536</text:p>
          </table:table-cell>
          <table:table-cell office:value-type="float" office:value="0.464" calcext:value-type="float">
            <text:p>0.464</text:p>
          </table:table-cell>
          <table:table-cell office:value-type="string" calcext:value-type="string">
            <text:p>"Live</text:p>
          </table:table-cell>
          <table:table-cell office:value-type="string" calcext:value-type="string">
            <text:p><text:s/>alive ho - mostly"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818" calcext:value-type="float">
            <text:p>0.3818</text:p>
          </table:table-cell>
          <table:table-cell office:value-type="float" office:value="0" calcext:value-type="float">
            <text:p>0</text:p>
          </table:table-cell>
          <table:table-cell office:value-type="float" office:value="0.435" calcext:value-type="float">
            <text:p>0.435</text:p>
          </table:table-cell>
          <table:table-cell office:value-type="float" office:value="0.565" calcext:value-type="float">
            <text:p>0.565</text:p>
          </table:table-cell>
          <table:table-cell office:value-type="string" calcext:value-type="string">
            <text:p>"live</text:p>
          </table:table-cell>
          <table:table-cell office:value-type="string" calcext:value-type="string">
            <text:p><text:s/>alive ho"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802" calcext:value-type="float">
            <text:p>0.3802</text:p>
          </table:table-cell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  <table:table-cell office:value-type="float" office:value="0.139" calcext:value-type="float">
            <text:p>0.139</text:p>
          </table:table-cell>
          <table:table-cell office:value-type="string" calcext:value-type="string">
            <text:p>Looking for a place to lunch or dine in Come to Saffron Restaurant fresh Fish of the day!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566" calcext:value-type="float">
            <text:p>0.566</text:p>
          </table:table-cell>
          <table:table-cell office:value-type="float" office:value="0.434" calcext:value-type="float">
            <text:p>0.434</text:p>
          </table:table-cell>
          <table:table-cell office:value-type="string" calcext:value-type="string">
            <text:p>Pink lighter :-) http://t.co/XToxaRFF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904" calcext:value-type="float">
            <text:p>0.904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"Definition of my circle: I know them</text:p>
          </table:table-cell>
          <table:table-cell office:value-type="string" calcext:value-type="string">
            <text:p><text:s/>they know me</text:p>
          </table:table-cell>
          <table:table-cell office:value-type="string" calcext:value-type="string">
            <text:p><text:s/>and we've had one significant conversation in my lifetime."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526" calcext:value-type="float">
            <text:p>0.526</text:p>
          </table:table-cell>
          <table:table-cell office:value-type="float" office:value="0.474" calcext:value-type="float">
            <text:p>0.474</text:p>
          </table:table-cell>
          <table:table-cell office:value-type="string" calcext:value-type="string">
            <text:p>Top gear day ❤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26" calcext:value-type="float">
            <text:p>0.1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496" calcext:value-type="float">
            <text:p>0.496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Hi I'm Johnny Knoxville and welcome to JackAss!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inkprogress he's been proclaiming it for months..it's basically just another stunt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nies move in transitions all the time.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gets me every time.. https://t.co/BaYhAqTcX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is girl</text:p>
          </table:table-cell>
          <table:table-cell office:value-type="string" calcext:value-type="string">
            <text:p><text:s/>right here!!!!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San Francisco Maritime National Historical Park in San Francisco</text:p>
          </table:table-cell>
          <table:table-cell office:value-type="string" calcext:value-type="string">
            <text:p><text:s/>CA https://t.co/zxLowc3BPO"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Hawk Hill in Marin Headlands</text:p>
          </table:table-cell>
          <table:table-cell office:value-type="string" calcext:value-type="string">
            <text:p><text:s/>CA https://t.co/23PvyCKZZn"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City of Redwood City in Redwood City</text:p>
          </table:table-cell>
          <table:table-cell office:value-type="string" calcext:value-type="string">
            <text:p><text:s/>CA https://t.co/aHIfc8tv6e"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ustinAkers right??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ustinAkers it's getting so rough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MNPublicHealth @KenBence Just seeing this!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not wait to watch!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Re-framing the ""community center"": for one small town</text:p>
          </table:table-cell>
          <table:table-cell office:value-type="string" calcext:value-type="string">
            <text:p><text:s/>it became the nursing home."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're at Truckeroo today!!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wwwww.... 😴 that's how I felt about that response...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ke up early and can't go back to sleep.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arpentermusic i did that the other day too.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sediaren by squad do you mean nicki and jessie?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ck it out <text:s/>https://t.co/aGVAtbyKbQ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voted #BadBloodVMA for the 2015 MTV #VMA Song Of Summer!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Bamboobies #giveaway: @ergobaby @undercovermama and @bamboobies #bfing gear http://t.co/3ufYNwmO http://t.co/l7623oJi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do you do link building in 2016?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is a high-quality e-commerce site to Google?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mmy time!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how we ring in the new year ☺☺ #almost2016 #outwiththeold #inwiththenew https://t.co/shibiVeuto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 are all tuckered out after our first big outing to #thefresnobee #babygarcia 2 weeks old and… https://t.co/7SBeeWyfWd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search is over!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damsmasher69 Hi!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picoftheday Scored chriscornellofficial guitar pic last night.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nickybyrneoffic..cant wait for croke park... bringing my little 4 year old princess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lit shifts 👎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y is it so cold 😢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ow up 😠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 the Auvitu jerseys come along...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awwwwww!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ybe I'll just tell Kevin he doesn't have to get me a Christmas present because I just bought $150 snow boots.... 😳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am Clark Griswold.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Saffron Restaurant whether lunch dinner and Tapas from £2.00 onwards!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how it looks!!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peaking of fruit cakes</text:p>
          </table:table-cell>
          <table:table-cell office:value-type="string" calcext:value-type="string">
            <text:p><text:s/>do you plan on buying one this Christmas?"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ugonja what lipstick do you have on??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so cool!</text:p>
          </table:table-cell>
          <table:table-cell office:value-type="string" calcext:value-type="string">
            <text:p>Best-Buy mailed my gift-card so fast!"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e they marketing to kids or the 8 year old in every adult?!?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hecked in to the @McDonalds McCafé Blueberry Pomegranate Smoothie Commercial on #ViggleTV for points!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llow@nikestore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and door m'n lip #boksen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245" calcext:value-type="float">
            <text:p>0.245</text:p>
          </table:table-cell>
          <table:table-cell office:value-type="float" office:value="0.755" calcext:value-type="float">
            <text:p>0.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iny days (I suppose) https://t.co/MkxmTlHGxo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091" calcext:value-type="float">
            <text:p>0.091</text:p>
          </table:table-cell>
          <table:table-cell office:value-type="float" office:value="0.909" calcext:value-type="float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en you become obsessed with @porterrobinson and impulse buy a ticket to his Brisbane show all in one night.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2235" calcext:value-type="float">
            <text:p>-0.2235</text:p>
          </table:table-cell>
          <table:table-cell office:value-type="float" office:value="0.136" calcext:value-type="float">
            <text:p>0.136</text:p>
          </table:table-cell>
          <table:table-cell office:value-type="float" office:value="0.864" calcext:value-type="float">
            <text:p>0.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Heaps"" is now part of my vocabulary and I'm not ok with it."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2244" calcext:value-type="float">
            <text:p>-0.2244</text:p>
          </table:table-cell>
          <table:table-cell office:value-type="float" office:value="0.174" calcext:value-type="float">
            <text:p>0.174</text:p>
          </table:table-cell>
          <table:table-cell office:value-type="float" office:value="0.826" calcext:value-type="float">
            <text:p>0.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miss my ladies only days with @JennThaGreat wine and guac!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2707" calcext:value-type="float">
            <text:p>-0.2707</text:p>
          </table:table-cell>
          <table:table-cell office:value-type="float" office:value="0.343" calcext:value-type="float">
            <text:p>0.343</text:p>
          </table:table-cell>
          <table:table-cell office:value-type="float" office:value="0.657" calcext:value-type="float">
            <text:p>0.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myrcola im so so sorry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ing poorly sucks.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4404" calcext:value-type="float">
            <text:p>-0.4404</text:p>
          </table:table-cell>
          <table:table-cell office:value-type="float" office:value="0.146" calcext:value-type="float">
            <text:p>0.146</text:p>
          </table:table-cell>
          <table:table-cell office:value-type="float" office:value="0.854" calcext:value-type="float">
            <text:p>0.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can take all the madness the world has to give / But I won't last a day without you</text:p>
          </table:table-cell>
          <table:table-cell office:value-type="string" calcext:value-type="string">
            <text:p><text:s/>ADS 🙏🏽💕"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4927" calcext:value-type="float">
            <text:p>-0.4927</text:p>
          </table:table-cell>
          <table:table-cell office:value-type="float" office:value="0.762" calcext:value-type="float">
            <text:p>0.762</text:p>
          </table:table-cell>
          <table:table-cell office:value-type="float" office:value="0.238" calcext:value-type="float">
            <text:p>0.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tired 😴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4939" calcext:value-type="float">
            <text:p>-0.4939</text:p>
          </table:table-cell>
          <table:table-cell office:value-type="float" office:value="0.348" calcext:value-type="float">
            <text:p>0.348</text:p>
          </table:table-cell>
          <table:table-cell office:value-type="float" office:value="0.652" calcext:value-type="float">
            <text:p>0.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ek wasted over 4 minutes of my life...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6597" calcext:value-type="float">
            <text:p>-0.6597</text:p>
          </table:table-cell>
          <table:table-cell office:value-type="float" office:value="0.272" calcext:value-type="float">
            <text:p>0.272</text:p>
          </table:table-cell>
          <table:table-cell office:value-type="float" office:value="0.652" calcext:value-type="float">
            <text:p>0.652</text:p>
          </table:table-cell>
          <table:table-cell office:value-type="float" office:value="0.076" calcext:value-type="float">
            <text:p>0.076</text:p>
          </table:table-cell>
          <table:table-cell office:value-type="string" calcext:value-type="string">
            <text:p>"I swear to god if Connor is under the sheet</text:p>
          </table:table-cell>
          <table:table-cell office:value-type="string" calcext:value-type="string">
            <text:p><text:s/>I will actually lose my shit 😭 I am that invested in this show @RestingPlatypus #HTGAWM"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6908" calcext:value-type="float">
            <text:p>-0.6908</text:p>
          </table:table-cell>
          <table:table-cell office:value-type="float" office:value="0.402" calcext:value-type="float">
            <text:p>0.402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natural links can kill your rankings https://t.co/pk7f6PiDgB #hobose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94:.B479])" office:value-type="float" office:value="11.0711" calcext:value-type="float">
            <text:p>11.0711</text:p>
          </table:table-cell>
          <table:table-cell table:formula="of:=SUM([.C394:.C479])" office:value-type="float" office:value="3.836" calcext:value-type="float">
            <text:p>3.836</text:p>
          </table:table-cell>
          <table:table-cell table:formula="of:=SUM([.D394:.D479])" office:value-type="float" office:value="70.341" calcext:value-type="float">
            <text:p>70.341</text:p>
          </table:table-cell>
          <table:table-cell table:formula="of:=SUM([.E394:.E479])" office:value-type="float" office:value="11.823" calcext:value-type="float">
            <text:p>11.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28733721" calcext:value-type="float">
            <text:p>0.128733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34" calcext:value-type="float">
            <text:p>0.8834</text:p>
          </table:table-cell>
          <table:table-cell office:value-type="float" office:value="0" calcext:value-type="float">
            <text:p>0</text:p>
          </table:table-cell>
          <table:table-cell office:value-type="float" office:value="0.466" calcext:value-type="float">
            <text:p>0.466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I wish I loved anything as much as the Federal Aviation Administration loves acronyms.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378" calcext:value-type="float">
            <text:p>0.8378</text:p>
          </table:table-cell>
          <table:table-cell office:value-type="float" office:value="0" calcext:value-type="float">
            <text:p>0</text:p>
          </table:table-cell>
          <table:table-cell office:value-type="float" office:value="0.602" calcext:value-type="float">
            <text:p>0.602</text:p>
          </table:table-cell>
          <table:table-cell office:value-type="float" office:value="0.398" calcext:value-type="float">
            <text:p>0.398</text:p>
          </table:table-cell>
          <table:table-cell office:value-type="string" calcext:value-type="string">
            <text:p>Just completed a 12.27 km run - Not my best time but just happy to finish!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64" calcext:value-type="float">
            <text:p>0.8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 yes yes!!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89" calcext:value-type="float">
            <text:p>0.8089</text:p>
          </table:table-cell>
          <table:table-cell office:value-type="float" office:value="0" calcext:value-type="float">
            <text:p>0</text:p>
          </table:table-cell>
          <table:table-cell office:value-type="float" office:value="0.695" calcext:value-type="float">
            <text:p>0.695</text:p>
          </table:table-cell>
          <table:table-cell office:value-type="float" office:value="0.305" calcext:value-type="float">
            <text:p>0.305</text:p>
          </table:table-cell>
          <table:table-cell office:value-type="string" calcext:value-type="string">
            <text:p>"@RMdeVienne there is even a memo sent to all the state agencies that basically says don't harass OCers in WA</text:p>
          </table:table-cell>
          <table:table-cell office:value-type="string" calcext:value-type="string">
            <text:p><text:s/>it's perfectly legal."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@nickybyrneoffic well done on toy show n really excited about june 5 :) bringin my 4 year old for her 1st concert.. luv the album xx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068" calcext:value-type="float">
            <text:p>0.0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257" calcext:value-type="float">
            <text:p>0.257</text:p>
          </table:table-cell>
          <table:table-cell office:value-type="string" calcext:value-type="string">
            <text:p>@carmelaramirez @toledokaye @ccsediaren JESSIE RAMIREZ HAHAHAHA it makes no sense but I love it :(( g someone set the date!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506" calcext:value-type="float">
            <text:p>0.7506</text:p>
          </table:table-cell>
          <table:table-cell office:value-type="float" office:value="0" calcext:value-type="float">
            <text:p>0</text:p>
          </table:table-cell>
          <table:table-cell office:value-type="float" office:value="0.584" calcext:value-type="float">
            <text:p>0.584</text:p>
          </table:table-cell>
          <table:table-cell office:value-type="float" office:value="0.416" calcext:value-type="float">
            <text:p>0.416</text:p>
          </table:table-cell>
          <table:table-cell office:value-type="string" calcext:value-type="string">
            <text:p>"@SusanScrupski great idea</text:p>
          </table:table-cell>
          <table:table-cell office:value-type="string" calcext:value-type="string">
            <text:p><text:s/>I must find one here too.....peek into cool kitchens=ideas."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25" calcext:value-type="float">
            <text:p>0.7125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"Took the survey ""WHO MAKES BOSTON'S BEST BURGER?""."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25" calcext:value-type="float">
            <text:p>0.7125</text:p>
          </table:table-cell>
          <table:table-cell office:value-type="float" office:value="0" calcext:value-type="float">
            <text:p>0</text:p>
          </table:table-cell>
          <table:table-cell office:value-type="float" office:value="0.587" calcext:value-type="float">
            <text:p>0.587</text:p>
          </table:table-cell>
          <table:table-cell office:value-type="float" office:value="0.413" calcext:value-type="float">
            <text:p>0.413</text:p>
          </table:table-cell>
          <table:table-cell office:value-type="string" calcext:value-type="string">
            <text:p>"Took the survey ""WHO MAKES BOSTON'S BEST BURGER?""."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035" calcext:value-type="float">
            <text:p>0.7035</text:p>
          </table:table-cell>
          <table:table-cell office:value-type="float" office:value="0" calcext:value-type="float">
            <text:p>0</text:p>
          </table:table-cell>
          <table:table-cell office:value-type="float" office:value="0.407" calcext:value-type="float">
            <text:p>0.407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Rangers are playing so good tonight!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08" calcext:value-type="float">
            <text:p>0.6808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"Dear @GilmoreGirls</text:p>
          </table:table-cell>
          <table:table-cell office:value-type="string" calcext:value-type="string">
            <text:p>I laughed."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656" calcext:value-type="float">
            <text:p>0.656</text:p>
          </table:table-cell>
          <table:table-cell office:value-type="float" office:value="0.344" calcext:value-type="float">
            <text:p>0.344</text:p>
          </table:table-cell>
          <table:table-cell office:value-type="string" calcext:value-type="string">
            <text:p>What Is The Best Screen Size To Design For?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2" calcext:value-type="float">
            <text:p>0.632</text:p>
          </table:table-cell>
          <table:table-cell office:value-type="float" office:value="0" calcext:value-type="float">
            <text:p>0</text:p>
          </table:table-cell>
          <table:table-cell office:value-type="float" office:value="0.546" calcext:value-type="float">
            <text:p>0.546</text:p>
          </table:table-cell>
          <table:table-cell office:value-type="float" office:value="0.454" calcext:value-type="float">
            <text:p>0.454</text:p>
          </table:table-cell>
          <table:table-cell office:value-type="string" calcext:value-type="string">
            <text:p>@ashleekeys09 http://twitpic.com/10kbb6 - It look so cute!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77" calcext:value-type="float">
            <text:p>0.6177</text:p>
          </table:table-cell>
          <table:table-cell office:value-type="float" office:value="0" calcext:value-type="float">
            <text:p>0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3" calcext:value-type="float">
            <text:p>0.503</text:p>
          </table:table-cell>
          <table:table-cell office:value-type="string" calcext:value-type="string">
            <text:p>Look at this handsome man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94" calcext:value-type="float">
            <text:p>0.5994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"@cupe_cupe hehe</text:p>
          </table:table-cell>
          <table:table-cell office:value-type="string" calcext:value-type="string">
            <text:p><text:s/>mission accomplished </text:p>
          </table:table-cell>
          <table:table-cell office:value-type="string" calcext:value-type="string">
            <text:p>-)"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575" calcext:value-type="float">
            <text:p>0.575</text:p>
          </table:table-cell>
          <table:table-cell office:value-type="float" office:value="0.425" calcext:value-type="float">
            <text:p>0.425</text:p>
          </table:table-cell>
          <table:table-cell office:value-type="string" calcext:value-type="string">
            <text:p>Day off 👍+ sun🌞 = perfect 😎👌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782" calcext:value-type="float">
            <text:p>0.782</text:p>
          </table:table-cell>
          <table:table-cell office:value-type="string" calcext:value-type="string">
            <text:p>Post-bath kisses!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93" calcext:value-type="float">
            <text:p>0.5093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office:value-type="float" office:value="0.523" calcext:value-type="float">
            <text:p>0.523</text:p>
          </table:table-cell>
          <table:table-cell office:value-type="string" calcext:value-type="string">
            <text:p>I'm glad it's Saturday!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26" calcext:value-type="float">
            <text:p>0.4926</text:p>
          </table:table-cell>
          <table:table-cell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  <table:table-cell office:value-type="float" office:value="0.262" calcext:value-type="float">
            <text:p>0.262</text:p>
          </table:table-cell>
          <table:table-cell office:value-type="string" calcext:value-type="string">
            <text:p>I'll eat better tomorrow...cause right now...IT'S ABOUT TO GO DOWN!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67" calcext:value-type="float">
            <text:p>0.4767</text:p>
          </table:table-cell>
          <table:table-cell office:value-type="float" office:value="0" calcext:value-type="float">
            <text:p>0</text:p>
          </table:table-cell>
          <table:table-cell office:value-type="float" office:value="0.661" calcext:value-type="float">
            <text:p>0.661</text:p>
          </table:table-cell>
          <table:table-cell office:value-type="float" office:value="0.339" calcext:value-type="float">
            <text:p>0.339</text:p>
          </table:table-cell>
          <table:table-cell office:value-type="string" calcext:value-type="string">
            <text:p>I liked a @YouTube video https://t.co/L3iZOYDOea Cher Lloyd - Want U Back (MattyBRaps Cover)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67" calcext:value-type="float">
            <text:p>0.4767</text:p>
          </table:table-cell>
          <table:table-cell office:value-type="float" office:value="0" calcext:value-type="float">
            <text:p>0</text:p>
          </table:table-cell>
          <table:table-cell office:value-type="float" office:value="0.846" calcext:value-type="float">
            <text:p>0.846</text:p>
          </table:table-cell>
          <table:table-cell office:value-type="float" office:value="0.154" calcext:value-type="float">
            <text:p>0.154</text:p>
          </table:table-cell>
          <table:table-cell office:value-type="string" calcext:value-type="string">
            <text:p>My friends started noticing the change during the fourth week of putting Raspberry Ketone diet to work http://t.co/286H0mwQ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094" calcext:value-type="float">
            <text:p>0.094</text:p>
          </table:table-cell>
          <table:table-cell office:value-type="float" office:value="0.73" calcext:value-type="float">
            <text:p>0.73</text:p>
          </table:table-cell>
          <table:table-cell office:value-type="float" office:value="0.176" calcext:value-type="float">
            <text:p>0.176</text:p>
          </table:table-cell>
          <table:table-cell office:value-type="string" calcext:value-type="string">
            <text:p>Looking for a quick stop anytime of the day why not try Saffron Restaurant for some amazing dishes &amp;amp</text:p>
          </table:table-cell>
          <table:table-cell office:value-type="string" calcext:value-type="string">
            <text:p><text:s/>tapas!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199" calcext:value-type="float">
            <text:p>0.4199</text:p>
          </table:table-cell>
          <table:table-cell office:value-type="float" office:value="0" calcext:value-type="float">
            <text:p>0</text:p>
          </table:table-cell>
          <table:table-cell office:value-type="float" office:value="0.682" calcext:value-type="float">
            <text:p>0.682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@JohnHowieSteak The one that smells like rosemary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019" calcext:value-type="float">
            <text:p>0.4019</text:p>
          </table:table-cell>
          <table:table-cell office:value-type="float" office:value="0" calcext:value-type="float">
            <text:p>0</text:p>
          </table:table-cell>
          <table:table-cell office:value-type="float" office:value="0.816" calcext:value-type="float">
            <text:p>0.816</text:p>
          </table:table-cell>
          <table:table-cell office:value-type="float" office:value="0.184" calcext:value-type="float">
            <text:p>0.184</text:p>
          </table:table-cell>
          <table:table-cell office:value-type="string" calcext:value-type="string">
            <text:p>Macaroni salad is one of the staple holiday food in every Pinoy table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545" calcext:value-type="float">
            <text:p>0.545</text:p>
          </table:table-cell>
          <table:table-cell office:value-type="float" office:value="0.455" calcext:value-type="float">
            <text:p>0.455</text:p>
          </table:table-cell>
          <table:table-cell office:value-type="string" calcext:value-type="string">
            <text:p>@SusanScrupski I like the kitchen 😊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@boundsgreenon @MyddletonMarket just excited perhaps 😊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635" calcext:value-type="float">
            <text:p>0.635</text:p>
          </table:table-cell>
          <table:table-cell office:value-type="float" office:value="0.365" calcext:value-type="float">
            <text:p>0.365</text:p>
          </table:table-cell>
          <table:table-cell office:value-type="string" calcext:value-type="string">
            <text:p>@RMdeVienne I am sure it is.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182" calcext:value-type="float">
            <text:p>0.3182</text:p>
          </table:table-cell>
          <table:table-cell office:value-type="float" office:value="0" calcext:value-type="float">
            <text:p>0</text:p>
          </table:table-cell>
          <table:table-cell office:value-type="float" office:value="0.685" calcext:value-type="float">
            <text:p>0.685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Work for the day :-) https://t.co/rp3nrLj1sV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nally had a chance to watch the @Caitlyn_Jenner ESPYS speech.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901" calcext:value-type="float">
            <text:p>0.1901</text:p>
          </table:table-cell>
          <table:table-cell office:value-type="float" office:value="0.115" calcext:value-type="float">
            <text:p>0.115</text:p>
          </table:table-cell>
          <table:table-cell office:value-type="float" office:value="0.717" calcext:value-type="float">
            <text:p>0.717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There's no way I'd be happy in any job but telling stories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PatriotsOfMars @NYPinTA she started walking right behind the lady with the cart.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gigideegee What would the premise be?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xas!!!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Tognazzini's Dockside Restaurant in Morro Bay</text:p>
          </table:table-cell>
          <table:table-cell office:value-type="string" calcext:value-type="string">
            <text:p><text:s/>CA https://t.co/bekT78Vnd9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Hilton San Francisco Union Square - @hiltonhotels in San Francisco</text:p>
          </table:table-cell>
          <table:table-cell office:value-type="string" calcext:value-type="string">
            <text:p><text:s/>CA https://t.co/t6nqwoDfML"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Q13FOX BRING IT!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pacebunnyday @libertytrout @Ed_Realist My homeschooled kids will learn an entire school year of an equivalent subject in one month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Was he young?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4 months (since 13 Apr 2009)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did a tweet for a font</text:p>
          </table:table-cell>
          <table:table-cell office:value-type="string" calcext:value-type="string">
            <text:p><text:s/>it's called #Airbag</text:p>
          </table:table-cell>
          <table:table-cell office:value-type="string" calcext:value-type="string">
            <text:p><text:s/>and you can get your copy now https://t.co/EC6OyXIrOJ"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 is @DunkinDonuts going to name a donut after Tim Dunkin?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m factory worker to Instagram star -- at 87 - CNN https://t.co/KrlHEISZvy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just tried calling you back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ooky (double digits) #instax365 https://t.co/OfrhJRfH5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p patrol https://t.co/iosmmvJd5k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morrow is the day #cureangelman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w Bamboobies $350 #giveaway: @babyjogger and @bamboobies #bfing gear http://t.co/3ufYNwmO http://t.co/9zGjF5fo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notes on: 'Moving Your Website To Https from Http' on https://t.co/FOKwCVlOP3 #hoboseo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It's a lot)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to be on Twitter because I HAVE TO KNOW what the mommybloggers du jour find 'unacceptable' about our culture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wzDMBfan @His_Dreamgirl Hi!!!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K_DMB_fan @wzDMBfan @His_Dreamgirl @Ocalawriter Are we skyping tonight?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His_Dreamgirl Hi!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nd checking as the clock winds back.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🌸🌼🌸🌼🌸🌼🌸🌼🌸🌼🌸</text:p>
          </table:table-cell>
          <table:table-cell office:value-type="string" calcext:value-type="string">
            <text:p>Flower garlands ☺ #sweet #hospitality #Bangladesh #welcome #thankyou https://t.co/MBTd47Nx7j"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oto: Some of my #favouritethings #longlieSaturdays #brunch #eggs #bacon #home ♡ #chilltime #poachedeggs... http://t.co/1rQcl47fH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of my #favouritethings #longlieSaturdays #brunch #eggs #bacon #home ♡ #chilltime #poachedeggs… https://t.co/Q2BjaYiFMU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 way to croke park to c the boys... Westlife whoooo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_bodyeletric Prepare-se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_bodyeletric Tell me wh-y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rytime world goes gaga over Aung Saan Suu Kyi atrocities in her country 😢😱 in me.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 II https://t.co/yUR2rAG5ac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e I https://t.co/6MDRASfAZY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boundsgreenon @MyddletonMarket is it not normally the first Sunday?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xAKTx what's that all about?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""Breaks"" and name changes of social media accounts has never ending well... 😢"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nder if mine tastes different because I listen to Christmas music instead of acid rock when I make it...… https://t.co/dpI7QVkf1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thing changed my life.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if i just started using this twitter account again?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just can't get this fever down!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t the #drivein waiting for it to open!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 little pizza roll will be #10months tomorrow!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tting pumped for the rangers game!!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 night!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xsparkage I've had this service several different times!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just personalized the Intel Ultrabook Video!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halfway mark https://t.co/B0OT550GUy https://t.co/oDWAlACYYV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lexgbh but it's always IPA season...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meant to post this last weekend when we were there but totally forgot.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need a new laptop.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n't be a hypocrite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0772" calcext:value-type="float">
            <text:p>-0.0772</text:p>
          </table:table-cell>
          <table:table-cell office:value-type="float" office:value="0.302" calcext:value-type="float">
            <text:p>0.302</text:p>
          </table:table-cell>
          <table:table-cell office:value-type="float" office:value="0.698" calcext:value-type="float">
            <text:p>0.6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Mex85 are you serious?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0857" calcext:value-type="float">
            <text:p>-0.0857</text:p>
          </table:table-cell>
          <table:table-cell office:value-type="float" office:value="0.093" calcext:value-type="float">
            <text:p>0.093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'm not who I was but I'm not yet who I want to be #continuedgrowth… https://t.co/kgjItapJvg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1513" calcext:value-type="float">
            <text:p>-0.1513</text:p>
          </table:table-cell>
          <table:table-cell office:value-type="float" office:value="0.174" calcext:value-type="float">
            <text:p>0.174</text:p>
          </table:table-cell>
          <table:table-cell office:value-type="float" office:value="0.68" calcext:value-type="float">
            <text:p>0.68</text:p>
          </table:table-cell>
          <table:table-cell office:value-type="float" office:value="0.146" calcext:value-type="float">
            <text:p>0.146</text:p>
          </table:table-cell>
          <table:table-cell office:value-type="string" calcext:value-type="string">
            <text:p>Today I am grateful for my university education that allows me not to be a complete fucking idiot.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531" calcext:value-type="float">
            <text:p>-0.1531</text:p>
          </table:table-cell>
          <table:table-cell office:value-type="float" office:value="0.286" calcext:value-type="float">
            <text:p>0.286</text:p>
          </table:table-cell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carpentermusic miss you too &amp;lt</text:p>
          </table:table-cell>
          <table:table-cell office:value-type="string" calcext:value-type="string">
            <text:p>3 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221" calcext:value-type="float">
            <text:p>0.221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e to run and hide some more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087" calcext:value-type="float">
            <text:p>0.087</text:p>
          </table:table-cell>
          <table:table-cell office:value-type="float" office:value="0.913" calcext:value-type="float">
            <text:p>0.9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at moment when you missed the whole season 4 of Vikings and you can't find the blu ray ANYWHERE before the fifth season starts airing....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34" calcext:value-type="float">
            <text:p>-0.34</text:p>
          </table:table-cell>
          <table:table-cell office:value-type="float" office:value="0.118" calcext:value-type="float">
            <text:p>0.118</text:p>
          </table:table-cell>
          <table:table-cell office:value-type="float" office:value="0.882" calcext:value-type="float">
            <text:p>0.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confess the Ks</text:p>
          </table:table-cell>
          <table:table-cell office:value-type="string" calcext:value-type="string">
            <text:p><text:s/>and all the other socialites</text:p>
          </table:table-cell>
          <table:table-cell office:value-type="string" calcext:value-type="string">
            <text:p><text:s/>are suddenly much more appealing than Ivanka Trump - shameless gree… https://t.co/4ZVydRru6H"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3595" calcext:value-type="float">
            <text:p>-0.3595</text:p>
          </table:table-cell>
          <table:table-cell office:value-type="float" office:value="0.384" calcext:value-type="float">
            <text:p>0.384</text:p>
          </table:table-cell>
          <table:table-cell office:value-type="float" office:value="0.616" calcext:value-type="float">
            <text:p>0.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ah_inAmerica to no Five Guys!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3612" calcext:value-type="float">
            <text:p>-0.3612</text:p>
          </table:table-cell>
          <table:table-cell office:value-type="float" office:value="0.455" calcext:value-type="float">
            <text:p>0.455</text:p>
          </table:table-cell>
          <table:table-cell office:value-type="float" office:value="0.545" calcext:value-type="float">
            <text:p>0.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ight deviations... :-( https://t.co/prWeWpaUO5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182" calcext:value-type="float">
            <text:p>-0.4182</text:p>
          </table:table-cell>
          <table:table-cell office:value-type="float" office:value="0.317" calcext:value-type="float">
            <text:p>0.317</text:p>
          </table:table-cell>
          <table:table-cell office:value-type="float" office:value="0.683" calcext:value-type="float">
            <text:p>0.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damsmasher69 @His_Dreamgirl Twitter is so confusing now!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4201" calcext:value-type="float">
            <text:p>-0.4201</text:p>
          </table:table-cell>
          <table:table-cell office:value-type="float" office:value="0.411" calcext:value-type="float">
            <text:p>0.411</text:p>
          </table:table-cell>
          <table:table-cell office:value-type="float" office:value="0.589" calcext:value-type="float">
            <text:p>0.5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ber sucks ☹️️ BYE FOREVER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256" calcext:value-type="float">
            <text:p>-0.5256</text:p>
          </table:table-cell>
          <table:table-cell office:value-type="float" office:value="0.459" calcext:value-type="float">
            <text:p>0.459</text:p>
          </table:table-cell>
          <table:table-cell office:value-type="float" office:value="0.541" calcext:value-type="float">
            <text:p>0.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uming is a very dangerous word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5994" calcext:value-type="float">
            <text:p>-0.5994</text:p>
          </table:table-cell>
          <table:table-cell office:value-type="float" office:value="0.412" calcext:value-type="float">
            <text:p>0.412</text:p>
          </table:table-cell>
          <table:table-cell office:value-type="float" office:value="0.588" calcext:value-type="float">
            <text:p>0.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I have no problems open carrying in King County.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6369" calcext:value-type="float">
            <text:p>-0.6369</text:p>
          </table:table-cell>
          <table:table-cell office:value-type="float" office:value="0.565" calcext:value-type="float">
            <text:p>0.565</text:p>
          </table:table-cell>
          <table:table-cell office:value-type="float" office:value="0.435" calcext:value-type="float">
            <text:p>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tta shake off this bad mood ✨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7096" calcext:value-type="float">
            <text:p>-0.7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Lost</text:p>
          </table:table-cell>
          <table:table-cell office:value-type="string" calcext:value-type="string">
            <text:p><text:s/>lost</text:p>
          </table:table-cell>
          <table:table-cell office:value-type="string" calcext:value-type="string">
            <text:p><text:s/>lost"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85:.B580])" office:value-type="float" office:value="11.7477" calcext:value-type="float">
            <text:p>11.7477</text:p>
          </table:table-cell>
          <table:table-cell table:formula="of:=SUM([.C485:.C580])" office:value-type="float" office:value="5.561" calcext:value-type="float">
            <text:p>5.561</text:p>
          </table:table-cell>
          <table:table-cell table:formula="of:=SUM([.D485:.D580])" office:value-type="float" office:value="77.874" calcext:value-type="float">
            <text:p>77.874</text:p>
          </table:table-cell>
          <table:table-cell table:formula="of:=SUM([.E485:.E580])" office:value-type="float" office:value="12.565" calcext:value-type="float">
            <text:p>12.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22371875" calcext:value-type="float">
            <text:p>0.12237187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und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mpound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wee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68" calcext:value-type="float">
            <text:p>0.8968</text:p>
          </table:table-cell>
          <table:table-cell office:value-type="float" office:value="0" calcext:value-type="float">
            <text:p>0</text:p>
          </table:table-cell>
          <table:table-cell office:value-type="float" office:value="0.392" calcext:value-type="float">
            <text:p>0.392</text:p>
          </table:table-cell>
          <table:table-cell office:value-type="float" office:value="0.608" calcext:value-type="float">
            <text:p>0.608</text:p>
          </table:table-cell>
          <table:table-cell office:value-type="string" calcext:value-type="string">
            <text:p>successful communication - I think this nice little exercise is extremely successful.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26" calcext:value-type="float">
            <text:p>0.8126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office:value-type="string" calcext:value-type="string">
            <text:p>@FreshJacobs lol true tru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97" calcext:value-type="float">
            <text:p>0.8097</text:p>
          </table:table-cell>
          <table:table-cell office:value-type="float" office:value="0" calcext:value-type="float">
            <text:p>0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Photo: littlemisshatter: I think this nice little exercise is extremely successful.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16" calcext:value-type="float">
            <text:p>0.8016</text:p>
          </table:table-cell>
          <table:table-cell office:value-type="float" office:value="0" calcext:value-type="float">
            <text:p>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#LiveBoldly @mebeforeyou @samclaflin @emiliaclarke <text:s/>once again inspired by two people who inspire me everyday!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79" calcext:value-type="float">
            <text:p>0.7579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ana I love you please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69" calcext:value-type="float">
            <text:p>0.7269</text:p>
          </table:table-cell>
          <table:table-cell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"Dearly beloved media ppl</text:p>
          </table:table-cell>
          <table:table-cell office:value-type="string" calcext:value-type="string">
            <text:p><text:s/>you take marching orders from PEOTUS</text:p>
          </table:table-cell>
          <table:table-cell office:value-type="string" calcext:value-type="string">
            <text:p><text:s/>um scolded @ Trump tower</text:p>
          </table:table-cell>
          <table:table-cell office:value-type="string" calcext:value-type="string">
            <text:p><text:s/>+boost his $/ego</text:p>
          </table:table-cell>
          <table:table-cell office:value-type="string" calcext:value-type="string">
            <text:p><text:s/>take paycheck from him already."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808" calcext:value-type="float">
            <text:p>0.6808</text:p>
          </table:table-cell>
          <table:table-cell office:value-type="float" office:value="0" calcext:value-type="float">
            <text:p>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83" calcext:value-type="float">
            <text:p>0.583</text:p>
          </table:table-cell>
          <table:table-cell office:value-type="string" calcext:value-type="string">
            <text:p>@DeniseHunnings Please cheer for Brandin Cooks.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84" calcext:value-type="float">
            <text:p>0.678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o everyone sitting on their nice comfy couches at home - the news is not lying.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686" calcext:value-type="float">
            <text:p>0.686</text:p>
          </table:table-cell>
          <table:table-cell office:value-type="float" office:value="0.314" calcext:value-type="float">
            <text:p>0.314</text:p>
          </table:table-cell>
          <table:table-cell office:value-type="string" calcext:value-type="string">
            <text:p>"@DeniseHunnings Okay</text:p>
          </table:table-cell>
          <table:table-cell office:value-type="string" calcext:value-type="string">
            <text:p><text:s/>I'm cheering for the Saints to come back and tie it up!"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192" calcext:value-type="float">
            <text:p>0.192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Love you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756" calcext:value-type="float">
            <text:p>0.756</text:p>
          </table:table-cell>
          <table:table-cell office:value-type="float" office:value="0.244" calcext:value-type="float">
            <text:p>0.244</text:p>
          </table:table-cell>
          <table:table-cell office:value-type="string" calcext:value-type="string">
            <text:p>There's suddenly HUNDREDS of white caper butterflies all over Brisbane and I'm in love.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369" calcext:value-type="float">
            <text:p>0.6369</text:p>
          </table:table-cell>
          <table:table-cell office:value-type="float" office:value="0" calcext:value-type="float">
            <text:p>0</text:p>
          </table:table-cell>
          <table:table-cell office:value-type="float" office:value="0.634" calcext:value-type="float">
            <text:p>0.634</text:p>
          </table:table-cell>
          <table:table-cell office:value-type="float" office:value="0.366" calcext:value-type="float">
            <text:p>0.366</text:p>
          </table:table-cell>
          <table:table-cell office:value-type="string" calcext:value-type="string">
            <text:p>I'm playing along with #ViggleLIVE and enjoying #MomentsOfWonder with @McDonalds #viggle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983" calcext:value-type="float">
            <text:p>0.5983</text:p>
          </table:table-cell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796" calcext:value-type="float">
            <text:p>0.796</text:p>
          </table:table-cell>
          <table:table-cell office:value-type="string" calcext:value-type="string">
            <text:p>Ritchie Rich!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48" calcext:value-type="float">
            <text:p>0.5848</text:p>
          </table:table-cell>
          <table:table-cell office:value-type="float" office:value="0" calcext:value-type="float">
            <text:p>0</text:p>
          </table:table-cell>
          <table:table-cell office:value-type="float" office:value="0.173" calcext:value-type="float">
            <text:p>0.173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Better be careful!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97" calcext:value-type="float">
            <text:p>0.5797</text:p>
          </table:table-cell>
          <table:table-cell office:value-type="float" office:value="0" calcext:value-type="float">
            <text:p>0</text:p>
          </table:table-cell>
          <table:table-cell office:value-type="float" office:value="0.835" calcext:value-type="float">
            <text:p>0.835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"Saw @mebeforeyou last night</text:p>
          </table:table-cell>
          <table:table-cell office:value-type="string" calcext:value-type="string">
            <text:p><text:s/>and never have I been more moved and inspired by a film to live life to the fullest!"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719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0.598" calcext:value-type="float">
            <text:p>0.598</text:p>
          </table:table-cell>
          <table:table-cell office:value-type="float" office:value="0.402" calcext:value-type="float">
            <text:p>0.402</text:p>
          </table:table-cell>
          <table:table-cell office:value-type="string" calcext:value-type="string">
            <text:p>"@mhmatters lol</text:p>
          </table:table-cell>
          <table:table-cell office:value-type="string" calcext:value-type="string">
            <text:p><text:s/>you are surprised by delta being unreasonable ?"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684" calcext:value-type="float">
            <text:p>0.5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T!!!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74" calcext:value-type="float">
            <text:p>0.4574</text:p>
          </table:table-cell>
          <table:table-cell office:value-type="float" office:value="0" calcext:value-type="float">
            <text:p>0</text:p>
          </table:table-cell>
          <table:table-cell office:value-type="float" office:value="0.251" calcext:value-type="float">
            <text:p>0.251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@adamsmasher69 Yes!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" calcext:value-type="float">
            <text:p>0</text:p>
          </table:table-cell>
          <table:table-cell office:value-type="float" office:value="0.818" calcext:value-type="float">
            <text:p>0.818</text:p>
          </table:table-cell>
          <table:table-cell office:value-type="float" office:value="0.182" calcext:value-type="float">
            <text:p>0.182</text:p>
          </table:table-cell>
          <table:table-cell office:value-type="string" calcext:value-type="string">
            <text:p>@FreshJacobs aww thanks I didn't have power so I'm in Philly at my sisters house 😢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376" calcext:value-type="float">
            <text:p>0.4376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743" calcext:value-type="float">
            <text:p>0.743</text:p>
          </table:table-cell>
          <table:table-cell office:value-type="string" calcext:value-type="string">
            <text:p>So cool!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31" calcext:value-type="float">
            <text:p>0.131</text:p>
          </table:table-cell>
          <table:table-cell office:value-type="float" office:value="0.603" calcext:value-type="float">
            <text:p>0.603</text:p>
          </table:table-cell>
          <table:table-cell office:value-type="float" office:value="0.266" calcext:value-type="float">
            <text:p>0.266</text:p>
          </table:table-cell>
          <table:table-cell office:value-type="string" calcext:value-type="string">
            <text:p>Help fight food deserts w/ @NakedJuice Retweet to add 1lb fresh produce to 100k goal!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612" calcext:value-type="float">
            <text:p>0.36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@DavidArchie would you like to sign this bday card for jordin?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595" calcext:value-type="float">
            <text:p>0.3595</text:p>
          </table:table-cell>
          <table:table-cell office:value-type="float" office:value="0" calcext:value-type="float">
            <text:p>0</text:p>
          </table:table-cell>
          <table:table-cell office:value-type="float" office:value="0.616" calcext:value-type="float">
            <text:p>0.616</text:p>
          </table:table-cell>
          <table:table-cell office:value-type="float" office:value="0.384" calcext:value-type="float">
            <text:p>0.384</text:p>
          </table:table-cell>
          <table:table-cell office:value-type="string" calcext:value-type="string">
            <text:p>@His_Dreamgirl @AK_DMB_fan @wzDMBfan @Ocalawriter yeah!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.714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Many people highlight how thin-skin he is.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@aligmroz you win some you lose some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2" calcext:value-type="float">
            <text:p>0.312</text:p>
          </table:table-cell>
          <table:table-cell office:value-type="float" office:value="0.422" calcext:value-type="float">
            <text:p>0.422</text:p>
          </table:table-cell>
          <table:table-cell office:value-type="string" calcext:value-type="string">
            <text:p>@bubsycm seriously wish I could 😩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023" calcext:value-type="float">
            <text:p>0.2023</text:p>
          </table:table-cell>
          <table:table-cell office:value-type="float" office:value="0" calcext:value-type="float">
            <text:p>0</text:p>
          </table:table-cell>
          <table:table-cell office:value-type="float" office:value="0.833" calcext:value-type="float">
            <text:p>0.833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@sokatie seeing as it's not long term should be fine 😂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" calcext:value-type="float">
            <text:p>0</text:p>
          </table:table-cell>
          <table:table-cell office:value-type="float" office:value="0.755" calcext:value-type="float">
            <text:p>0.755</text:p>
          </table:table-cell>
          <table:table-cell office:value-type="float" office:value="0.245" calcext:value-type="float">
            <text:p>0.245</text:p>
          </table:table-cell>
          <table:table-cell office:value-type="string" calcext:value-type="string">
            <text:p>Want a quick pick-me-up on Mondays?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Oh jeez</text:p>
          </table:table-cell>
          <table:table-cell office:value-type="string" calcext:value-type="string">
            <text:p><text:s/>people are following me?"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ssyed Here are the slides from my talk.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at ""G"" life (GLAMma) https://t.co/OvKja4gSa7"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st driving around.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LISA16 | USENIX in Boston</text:p>
          </table:table-cell>
          <table:table-cell office:value-type="string" calcext:value-type="string">
            <text:p><text:s/>MA https://t.co/ZLVfzdf3yo"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 (@ Sheraton Boston Hotel in Boston</text:p>
          </table:table-cell>
          <table:table-cell office:value-type="string" calcext:value-type="string">
            <text:p><text:s/>MA) https://t.co/kE8lMZSKTA"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Boston Logan International Airport (BOS) in Boston</text:p>
          </table:table-cell>
          <table:table-cell office:value-type="string" calcext:value-type="string">
            <text:p><text:s/>MA https://t.co/8HjJqUmJgc"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'm at City of @RedondoBeachCa in Redondo Beach</text:p>
          </table:table-cell>
          <table:table-cell office:value-type="string" calcext:value-type="string">
            <text:p><text:s/>CA https://t.co/259Df94UwV"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RMdeVienne There is a Men-at-Arms episode on YouTube where they made a real sword out of meteorite.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have been on Twitter for 7 years and 7 months (since 13 Apr 2009).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repost.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Your players are coming around!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imcast @healthychickie UNBELIEVABLE!!!!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kashanacauley @TaureanDoll I'm not using the term ""alt-right."""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The first set of games are over.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eniseHunnings He just kicked another FG.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DeniseHunnings I also have Matt Prater</text:p>
          </table:table-cell>
          <table:table-cell office:value-type="string" calcext:value-type="string">
            <text:p><text:s/>the Lions' kicker."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aureanDoll @tcovey11 @KStater91 @AlanMarston HOLY SH@@!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I'm just BLOWN AWAY that Barkley has zero passing yards.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iamteresavilleb You have a cactus shop?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Bortles just threw an INT.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Awww you're not watching the Broncos?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Stater91 I noticed.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need sleep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tephNBoots it was Connor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(go to sleep</text:p>
          </table:table-cell>
          <table:table-cell office:value-type="string" calcext:value-type="string">
            <text:p><text:s/>regina) https://t.co/gbuwolRSPd"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urrently: https://t.co/EZ1h401spZ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b 15 is International Angelman Day #cureangelman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w Fast Should A Web Page Load?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day Sunday!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AK_DMB_fan @His_Dreamgirl @wzDMBfan @Ocalawriter Tracy!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.I.P stephen gately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 hour shift done 😀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u have АSK.FM account?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sband's Twitter bio 😂😂😂😂😂😂😂 https://t.co/mOwldvyIDC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karaswisher and so are rest of the world: constantly pointing his skin-thinness.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ALL OF THE KITTIES!!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Yourallypally Some pictures that @frak took on Friday night 😀🎆😀 https://t.co/jkr9Eclxzb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oleyBong Saw this on fb yesterday!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laire2909 @bubsycm @GillsF @Busted @JamesBourne @mattjwillis ahh that's my bday!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sokatie can't wait!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ying https://t.co/7MQdLCAsMj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n this bday card for Jordin!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vel travel travel.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ploring the back alleys of Flagstaff.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The one and only</text:p>
          </table:table-cell>
          <table:table-cell office:value-type="string" calcext:value-type="string">
            <text:p><text:s/>Willie Nelson!"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Every time I see an old tobacco Indian</text:p>
          </table:table-cell>
          <table:table-cell office:value-type="string" calcext:value-type="string">
            <text:p><text:s/>I think of the Hank Williams song</text:p>
          </table:table-cell>
          <table:table-cell office:value-type="string" calcext:value-type="string">
            <text:p><text:s/>Kaw-Liga."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I need some ""Blue Water-White Sail"" therapy."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Theresacaputo <text:s/>has me BAWLING as always!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 checked in to the @McDonalds McCafé Blueberry Pomegranate Smoothie Commercial on #ViggleTV for points!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 it TWO Manu!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p got ejected!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's see some D-fence!#GoSpursGo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Cav is down!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st Spurs game EVER!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DJSUSSONE classic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@Bbillions: Baby arch ya backkkkkkk n point ya toesssss” I hear you!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@arielcherie: @NikFreeman is a lurker.”lol this is correct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ooooo boring....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1779" calcext:value-type="float">
            <text:p>-0.17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825" calcext:value-type="float">
            <text:p>0.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ny people are saying he is obsessed with media.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206" calcext:value-type="float">
            <text:p>-0.206</text:p>
          </table:table-cell>
          <table:table-cell office:value-type="float" office:value="0.197" calcext:value-type="float">
            <text:p>0.197</text:p>
          </table:table-cell>
          <table:table-cell office:value-type="float" office:value="0.654" calcext:value-type="float">
            <text:p>0.654</text:p>
          </table:table-cell>
          <table:table-cell office:value-type="float" office:value="0.149" calcext:value-type="float">
            <text:p>0.149</text:p>
          </table:table-cell>
          <table:table-cell office:value-type="string" calcext:value-type="string">
            <text:p>RT @Brook_star: Days like yesterday are SO necessary...'twas such a low key turn up!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423" calcext:value-type="float">
            <text:p>0.423</text:p>
          </table:table-cell>
          <table:table-cell office:value-type="float" office:value="0.577" calcext:value-type="float">
            <text:p>0.5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NN @QuirkyGardener No way.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4019" calcext:value-type="float">
            <text:p>-0.4019</text:p>
          </table:table-cell>
          <table:table-cell office:value-type="float" office:value="0.172" calcext:value-type="float">
            <text:p>0.172</text:p>
          </table:table-cell>
          <table:table-cell office:value-type="float" office:value="0.828" calcext:value-type="float">
            <text:p>0.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 pages on your site are probably redundant and hurting your rankings: https://t.co/RqyjNLL2vg #hoboseo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4071" calcext:value-type="float">
            <text:p>-0.4071</text:p>
          </table:table-cell>
          <table:table-cell office:value-type="float" office:value="0.132" calcext:value-type="float">
            <text:p>0.132</text:p>
          </table:table-cell>
          <table:table-cell office:value-type="float" office:value="0.868" calcext:value-type="float">
            <text:p>0.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@DeniseHunnings I don't mean to be annoying or to rub it in</text:p>
          </table:table-cell>
          <table:table-cell office:value-type="string" calcext:value-type="string">
            <text:p><text:s/>but Matt Prater just kicked a 50+ yard FG!!!"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5267" calcext:value-type="float">
            <text:p>-0.5267</text:p>
          </table:table-cell>
          <table:table-cell office:value-type="float" office:value="0.405" calcext:value-type="float">
            <text:p>0.405</text:p>
          </table:table-cell>
          <table:table-cell office:value-type="float" office:value="0.595" calcext:value-type="float">
            <text:p>0.5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pped between my beliefs and principles .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5423" calcext:value-type="float">
            <text:p>-0.5423</text:p>
          </table:table-cell>
          <table:table-cell office:value-type="float" office:value="0.467" calcext:value-type="float">
            <text:p>0.467</text:p>
          </table:table-cell>
          <table:table-cell office:value-type="float" office:value="0.5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rrid urururur if did not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5423" calcext:value-type="float">
            <text:p>-0.5423</text:p>
          </table:table-cell>
          <table:table-cell office:value-type="float" office:value="0.429" calcext:value-type="float">
            <text:p>0.429</text:p>
          </table:table-cell>
          <table:table-cell office:value-type="float" office:value="0.571" calcext:value-type="float">
            <text:p>0.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wzDMBfan I'm worried about our lack of tickets.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6124" calcext:value-type="float">
            <text:p>-0.6124</text:p>
          </table:table-cell>
          <table:table-cell office:value-type="float" office:value="0.556" calcext:value-type="float">
            <text:p>0.556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Parenting 101: ignore tantrums</text:p>
          </table:table-cell>
          <table:table-cell office:value-type="string" calcext:value-type="string">
            <text:p><text:s/>not highlight/reward."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6249" calcext:value-type="float">
            <text:p>-0.6249</text:p>
          </table:table-cell>
          <table:table-cell office:value-type="float" office:value="0.421" calcext:value-type="float">
            <text:p>0.421</text:p>
          </table:table-cell>
          <table:table-cell office:value-type="float" office:value="0.579" calcext:value-type="float">
            <text:p>0.5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h no I am 5'1 and three quarters :( https://t.co/UpsxReITkU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6486" calcext:value-type="float">
            <text:p>-0.6486</text:p>
          </table:table-cell>
          <table:table-cell office:value-type="float" office:value="0.518" calcext:value-type="float">
            <text:p>0.518</text:p>
          </table:table-cell>
          <table:table-cell office:value-type="float" office:value="0.482" calcext:value-type="float">
            <text:p>0.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@CharrMxx @NicoleSmithsonx @ScottGShore @leicspolice d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86:.B683])" office:value-type="float" office:value="10.2611" calcext:value-type="float">
            <text:p>10.2611</text:p>
          </table:table-cell>
          <table:table-cell table:formula="of:=SUM([.C586:.C683])" office:value-type="float" office:value="4.527" calcext:value-type="float">
            <text:p>4.527</text:p>
          </table:table-cell>
          <table:table-cell table:formula="of:=SUM([.D586:.D683])" office:value-type="float" office:value="80.19" calcext:value-type="float">
            <text:p>80.19</text:p>
          </table:table-cell>
          <table:table-cell table:formula="of:=SUM([.E586:.E683])" office:value-type="float" office:value="13.283" calcext:value-type="float">
            <text:p>13.2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0.104705102" calcext:value-type="float">
            <text:p>0.10470510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2:42:39.171192035</meta:creation-date>
    <dc:date>2016-12-05T03:32:54.845785021</dc:date>
    <meta:editing-duration>PT50M9S</meta:editing-duration>
    <meta:editing-cycles>10</meta:editing-cycles>
    <meta:generator>LibreOffice/5.1.4.2$Linux_X86_64 LibreOffice_project/10m0$Build-2</meta:generator>
    <meta:document-statistic meta:table-count="1" meta:cell-count="4127" meta:object-count="0"/>
  </office:meta>
</office:document-meta>
</file>